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6000001D73BD275EC.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196cm" style:rel-column-width="8466*"/>
    </style:style>
    <style:style style:name="Table1.B" style:family="table-column">
      <style:table-column-properties style:column-width="14.803cm" style:rel-column-width="5706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36cm" style:rel-column-width="12954*"/>
    </style:style>
    <style:style style:name="Table2.B" style:family="table-column">
      <style:table-column-properties style:column-width="13.638cm" style:rel-column-width="5258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2.249cm" style:rel-column-width="8670*"/>
    </style:style>
    <style:style style:name="Table3.B" style:family="table-column">
      <style:table-column-properties style:column-width="14.75cm" style:rel-column-width="5686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508cm" style:rel-column-width="13525*"/>
    </style:style>
    <style:style style:name="Table4.B" style:family="table-column">
      <style:table-column-properties style:column-width="13.49cm" style:rel-column-width="52010*"/>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1.455cm" style:rel-column-width="5610*"/>
    </style:style>
    <style:style style:name="Table17.B" style:family="table-column">
      <style:table-column-properties style:column-width="1.57cm" style:rel-column-width="6052*"/>
    </style:style>
    <style:style style:name="Table17.C" style:family="table-column">
      <style:table-column-properties style:column-width="13.974cm" style:rel-column-width="53873*"/>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1.136cm" style:rel-column-width="4379*"/>
    </style:style>
    <style:style style:name="Table5.B" style:family="table-column">
      <style:table-column-properties style:column-width="2.665cm" style:rel-column-width="10275*"/>
    </style:style>
    <style:style style:name="Table5.C" style:family="table-column">
      <style:table-column-properties style:column-width="13.197cm" style:rel-column-width="50881*"/>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1.164cm" style:rel-column-width="4488*"/>
    </style:style>
    <style:style style:name="Table6.B" style:family="table-column">
      <style:table-column-properties style:column-width="2.408cm" style:rel-column-width="9282*"/>
    </style:style>
    <style:style style:name="Table6.C" style:family="table-column">
      <style:table-column-properties style:column-width="13.427cm" style:rel-column-width="51765*"/>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1.164cm" style:rel-column-width="4488*"/>
    </style:style>
    <style:style style:name="Table7.B" style:family="table-column">
      <style:table-column-properties style:column-width="2.408cm" style:rel-column-width="9282*"/>
    </style:style>
    <style:style style:name="Table7.C" style:family="table-column">
      <style:table-column-properties style:column-width="13.427cm" style:rel-column-width="51765*"/>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1.162cm" style:rel-column-width="4481*"/>
    </style:style>
    <style:style style:name="Table8.B" style:family="table-column">
      <style:table-column-properties style:column-width="4.129cm" style:rel-column-width="15919*"/>
    </style:style>
    <style:style style:name="Table8.C" style:family="table-column">
      <style:table-column-properties style:column-width="11.707cm" style:rel-column-width="45135*"/>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1.162cm" style:rel-column-width="4481*"/>
    </style:style>
    <style:style style:name="Table9.B" style:family="table-column">
      <style:table-column-properties style:column-width="3.785cm" style:rel-column-width="14593*"/>
    </style:style>
    <style:style style:name="Table9.C" style:family="table-column">
      <style:table-column-properties style:column-width="12.051cm" style:rel-column-width="46461*"/>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1.162cm" style:rel-column-width="4481*"/>
    </style:style>
    <style:style style:name="Table10.B" style:family="table-column">
      <style:table-column-properties style:column-width="3.15cm" style:rel-column-width="12145*"/>
    </style:style>
    <style:style style:name="Table10.C" style:family="table-column">
      <style:table-column-properties style:column-width="12.686cm" style:rel-column-width="48909*"/>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1.162cm" style:rel-column-width="4481*"/>
    </style:style>
    <style:style style:name="Table11.B" style:family="table-column">
      <style:table-column-properties style:column-width="2.727cm" style:rel-column-width="10513*"/>
    </style:style>
    <style:style style:name="Table11.C" style:family="table-column">
      <style:table-column-properties style:column-width="13.109cm" style:rel-column-width="50541*"/>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1.164cm" style:rel-column-width="4488*"/>
    </style:style>
    <style:style style:name="Table12.B" style:family="table-column">
      <style:table-column-properties style:column-width="2.408cm" style:rel-column-width="9282*"/>
    </style:style>
    <style:style style:name="Table12.C" style:family="table-column">
      <style:table-column-properties style:column-width="13.427cm" style:rel-column-width="51765*"/>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1.162cm" style:rel-column-width="4481*"/>
    </style:style>
    <style:style style:name="Table13.B" style:family="table-column">
      <style:table-column-properties style:column-width="2.833cm" style:rel-column-width="10921*"/>
    </style:style>
    <style:style style:name="Table13.C" style:family="table-column">
      <style:table-column-properties style:column-width="13.003cm" style:rel-column-width="50133*"/>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1.162cm" style:rel-column-width="4481*"/>
    </style:style>
    <style:style style:name="Table14.B" style:family="table-column">
      <style:table-column-properties style:column-width="2.833cm" style:rel-column-width="10921*"/>
    </style:style>
    <style:style style:name="Table14.C" style:family="table-column">
      <style:table-column-properties style:column-width="13.003cm" style:rel-column-width="50133*"/>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1.162cm" style:rel-column-width="4481*"/>
    </style:style>
    <style:style style:name="Table15.B" style:family="table-column">
      <style:table-column-properties style:column-width="2.833cm" style:rel-column-width="10921*"/>
    </style:style>
    <style:style style:name="Table15.C" style:family="table-column">
      <style:table-column-properties style:column-width="13.003cm" style:rel-column-width="50133*"/>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C2" style:family="table-cell">
      <style:table-cell-properties fo:padding="0.097cm" fo:border-left="0.002cm solid #000000" fo:border-right="0.002cm solid #000000" fo:border-top="none" fo:border-bottom="0.002cm solid #000000"/>
    </style:style>
    <style:style style:name="Table15.A3" style:family="table-cell">
      <style:table-cell-properties fo:padding="0.097cm" fo:border-left="0.002cm solid #000000" fo:border-right="none" fo:border-top="none" fo:border-bottom="0.002cm solid #000000"/>
    </style:style>
    <style:style style:name="Table16" style:family="table">
      <style:table-properties style:width="16.999cm" table:align="margins"/>
    </style:style>
    <style:style style:name="Table16.A" style:family="table-column">
      <style:table-column-properties style:column-width="1.162cm" style:rel-column-width="4481*"/>
    </style:style>
    <style:style style:name="Table16.B" style:family="table-column">
      <style:table-column-properties style:column-width="2.833cm" style:rel-column-width="10921*"/>
    </style:style>
    <style:style style:name="Table16.C" style:family="table-column">
      <style:table-column-properties style:column-width="13.003cm" style:rel-column-width="50133*"/>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C2" style:family="table-cell">
      <style:table-cell-properties fo:padding="0.097cm" fo:border-left="0.002cm solid #000000" fo:border-right="0.002cm solid #000000" fo:border-top="none" fo:border-bottom="0.002cm solid #000000"/>
    </style:style>
    <style:style style:name="Table16.A3" style:family="table-cell">
      <style:table-cell-properties fo:padding="0.097cm" fo:border-left="0.002cm solid #000000" fo:border-right="none"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Text_20_body">
      <style:text-properties style:font-name="Nimbus Roman No9 L" fo:font-size="11.8999996185303pt" style:font-name-asian="Nimbus Sans L1" style:font-size-asian="11.8999996185303pt" style:font-name-complex="Lucidasans" style:font-size-complex="11.8999996185303pt"/>
    </style:style>
    <style:style style:name="P6" style:family="paragraph" style:parent-style-name="Text_20_body">
      <style:text-properties style:font-name="Courier 10 Pitch1"/>
    </style:style>
    <style:style style:name="P7" style:family="paragraph" style:parent-style-name="Text_20_body">
      <style:text-properties fo:font-weight="bold" style:font-weight-asian="bold" style:font-weight-complex="bold"/>
    </style:style>
    <style:style style:name="P8" style:family="paragraph" style:parent-style-name="Table_20_Contents">
      <style:text-properties style:font-name="Nimbus Roman No9 L" fo:font-size="11.8999996185303pt" style:font-name-asian="Nimbus Sans L1" style:font-size-asian="11.8999996185303pt" style:font-name-complex="Lucidasans" style:font-size-complex="11.8999996185303pt"/>
    </style:style>
    <style:style style:name="P9" style:family="paragraph" style:parent-style-name="Table_20_Heading">
      <style:text-properties style:font-name="Nimbus Sans L" fo:font-size="11.8999996185303pt" style:font-name-asian="Nimbus Sans L1" style:font-size-asian="11.8999996185303pt" style:font-name-complex="Lucidasans" style:font-size-complex="11.8999996185303pt"/>
    </style:style>
    <style:style style:name="P10" style:family="paragraph" style:parent-style-name="Code2">
      <style:text-properties fo:font-size="11pt" style:font-size-asian="11pt" style:font-size-complex="11pt"/>
    </style:style>
    <style:style style:name="P11"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2" style:family="paragraph" style:parent-style-name="Heading_20_1">
      <style:paragraph-properties fo:break-before="page"/>
    </style:style>
    <style:style style:name="P13" style:family="paragraph" style:parent-style-name="Text_20_body" style:list-style-name="L1"/>
    <style:style style:name="P14" style:family="paragraph" style:parent-style-name="Text_20_body">
      <style:text-properties officeooo:paragraph-rsid="00184afc"/>
    </style:style>
    <style:style style:name="P15" style:family="paragraph" style:parent-style-name="Text_20_body">
      <style:text-properties fo:font-size="11pt" fo:font-weight="bold" officeooo:paragraph-rsid="0018c4ce" style:font-size-asian="11pt" style:font-weight-asian="bold" style:font-size-complex="11pt" style:font-weight-complex="bold"/>
    </style:style>
    <style:style style:name="P16" style:family="paragraph" style:parent-style-name="Heading_20_3">
      <style:text-properties officeooo:paragraph-rsid="00184afc"/>
    </style:style>
    <style:style style:name="P17" style:family="paragraph" style:parent-style-name="Heading_20_5">
      <style:text-properties style:font-name="Nimbus Roman No9 L" fo:font-size="11.8999996185303pt" style:font-name-asian="Nimbus Sans L1" style:font-size-asian="11.8999996185303pt" style:font-name-complex="Lucidasans" style:font-size-complex="11.8999996185303pt"/>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Contents_20_4">
      <style:paragraph-properties>
        <style:tab-stops>
          <style:tab-stop style:position="15.501cm" style:type="right" style:leader-style="dotted" style:leader-text="."/>
        </style:tab-stops>
      </style:paragraph-properties>
    </style:style>
    <style:style style:name="P22" style:family="paragraph" style:parent-style-name="Contents_20_5">
      <style:paragraph-properties>
        <style:tab-stops>
          <style:tab-stop style:position="15.002cm" style:type="right" style:leader-style="dotted" style:leader-text="."/>
        </style:tab-stops>
      </style:paragraph-properties>
    </style:style>
    <style:style style:name="P23" style:family="paragraph" style:parent-style-name="Code2">
      <style:text-properties fo:font-size="10pt" officeooo:paragraph-rsid="00184afc" style:font-size-asian="10pt" style:font-size-complex="10pt"/>
    </style:style>
    <style:style style:name="P24" style:family="paragraph" style:parent-style-name="Code2">
      <style:text-properties officeooo:paragraph-rsid="00184afc"/>
    </style:style>
    <style:style style:name="P25" style:family="paragraph" style:parent-style-name="Code2">
      <style:text-properties style:font-name="Courier 10 Pitch1" officeooo:paragraph-rsid="00184afc"/>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style:font-name="Courier 10 Pitch1"/>
    </style:style>
    <style:style style:name="T4" style:family="text">
      <style:text-properties officeooo:rsid="0017dd23"/>
    </style:style>
    <style:style style:name="T5" style:family="text">
      <style:text-properties officeooo:rsid="001a2afa"/>
    </style:style>
    <style:style style:name="T6" style:family="text">
      <style:text-properties officeooo:rsid="001ba63c"/>
    </style:style>
    <style:style style:name="T7" style:family="text">
      <style:text-properties fo:font-size="10pt" officeooo:rsid="001ba63c" style:font-size-asian="10pt" style:font-size-complex="10pt"/>
    </style:style>
    <style:style style:name="T8" style:family="text">
      <style:text-properties officeooo:rsid="00184afc"/>
    </style:style>
    <style:style style:name="T9" style:family="text">
      <style:text-properties officeooo:rsid="0018c4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Developer's Guide</text:p>
      <text:p text:style-name="P1"/>
      <text:p text:style-name="P1"/>
      <text:p text:style-name="P1"/>
      <text:p text:style-name="P3"/>
      <text:p text:style-name="P3"/>
      <text:p text:style-name="P3"/>
      <text:p text:style-name="P3"/>
      <text:p text:style-name="P3">2011-01-20</text:p>
      <text:p text:style-name="P3"/>
      <text:p text:style-name="P11"/>
      <text:p text:style-name="P4"/>
      <text:p text:style-name="P4"><text:tab/>Copyright SSAB AB <text:span text:style-name="T4">2005-</text:span>201<text:span text:style-name="T4">4</text:span></text:p>
      <text:p text:style-name="P4"><text:tab/></text:p>
      <text:p text:style-name="P4"><text:tab/>Permission is granted to copy, distribute and/or modify this document </text:p>
      <text:p text:style-name="P4"><text:s text:c="6"/><text:tab/>under the terms of the GNU Free Documentation License, Version 1.2</text:p>
      <text:p text:style-name="P4"><text:s text:c="6"/><text:tab/>or any later version published by the Free Software Foundation;</text:p>
      <text:p text:style-name="P4"><text:s text:c="6"/><text:tab/>with no Invariant Sections, no Front-Cover Texts, and no Back-Cover Texts.</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About this manual <text:tab/>5</text:p>
          <text:p text:style-name="P18">Introduction<text:tab/>6</text:p>
          <text:p text:style-name="P18">Source code<text:tab/>7</text:p>
          <text:p text:style-name="P19">Fetch the source code<text:tab/>7</text:p>
          <text:p text:style-name="P20">Tarball<text:tab/>7</text:p>
          <text:p text:style-name="P20">Git repository<text:tab/>7</text:p>
          <text:p text:style-name="P19">Source code tree<text:tab/>7</text:p>
          <text:p text:style-name="P20">Modules<text:tab/>7</text:p>
          <text:p text:style-name="P21">Kernel modules<text:tab/>7</text:p>
          <text:p text:style-name="P21">Other modules<text:tab/>8</text:p>
          <text:p text:style-name="P22">Abb, siemens, ssabox, inor, klocknermoeller, telemecanique<text:tab/>8</text:p>
          <text:p text:style-name="P20">Typer<text:tab/>8</text:p>
          <text:p text:style-name="P20">Components<text:tab/>9</text:p>
          <text:p text:style-name="P21">Exe<text:tab/>9</text:p>
          <text:p text:style-name="P21">Lib<text:tab/>9</text:p>
          <text:p text:style-name="P21">Wbl<text:tab/>10</text:p>
          <text:p text:style-name="P21">Msg<text:tab/>10</text:p>
          <text:p text:style-name="P21">Exp<text:tab/>11</text:p>
          <text:p text:style-name="P21">Mmi<text:tab/>11</text:p>
          <text:p text:style-name="P21">Jpwr<text:tab/>11</text:p>
          <text:p text:style-name="P21">Doc<text:tab/>11</text:p>
          <text:p text:style-name="P21">Tools<text:tab/>11</text:p>
          <text:p text:style-name="P21">Overview<text:tab/>11</text:p>
          <text:p text:style-name="P20">Flavor<text:tab/>12</text:p>
          <text:p text:style-name="P21">gtk/motif<text:tab/>12</text:p>
          <text:p text:style-name="P21">Language<text:tab/>12</text:p>
          <text:p text:style-name="P20">Os<text:tab/>12</text:p>
          <text:p text:style-name="P20">Hw<text:tab/>13</text:p>
          <text:p text:style-name="P18">Build tree<text:tab/>14</text:p>
          <text:p text:style-name="P19">Module<text:tab/>14</text:p>
          <text:p text:style-name="P20">Exe<text:tab/>14</text:p>
          <text:p text:style-name="P20">Lib<text:tab/>14</text:p>
          <text:p text:style-name="P20">Obj<text:tab/>15</text:p>
          <text:p text:style-name="P20">Load<text:tab/>15</text:p>
          <text:p text:style-name="P20">Inc<text:tab/>15</text:p>
          <text:p text:style-name="P20">Doc<text:tab/>15</text:p>
          <text:p text:style-name="P19">Exp<text:tab/>15</text:p>
          <text:p text:style-name="P19">Bld<text:tab/>15</text:p>
          <text:p text:style-name="P18">Build<text:tab/>17</text:p>
          <text:p text:style-name="P19">Preparation<text:tab/>17</text:p>
          <text:p text:style-name="P19">Pwre<text:tab/>18</text:p>
          <text:p text:style-name="P20">Create directories in the build tree<text:tab/>19</text:p>
          <text:p text:style-name="P20">Configure<text:tab/>19</text:p>
          <text:p text:style-name="P20">Complete build<text:tab/>19</text:p>
          <text:p text:style-name="P20">Build a component<text:tab/>19</text:p>
          <text:p text:style-name="P21">Phase<text:tab/>20</text:p>
          <text:p text:style-name="P20"><text:soft-page-break/>Method dependent exe components<text:tab/>21</text:p>
          <text:p text:style-name="P20">Build with an import root<text:tab/>21</text:p>
          <text:p text:style-name="P20">Build for embedded platforms<text:tab/>22</text:p>
          <text:p text:style-name="P21">Configure an embedded project<text:tab/>23</text:p>
          <text:p text:style-name="P20">Build operator environment only<text:tab/>24</text:p>
          <text:p text:style-name="P18">Appendix A <text:tab/>25</text:p>
          <text:p text:style-name="P19">Component overview<text:tab/>25</text:p>
          <text:p text:style-name="P20">Module rt<text:tab/>25</text:p>
          <text:p text:style-name="P20">Module Xtt<text:tab/>27</text:p>
          <text:p text:style-name="P20">Module Wb<text:tab/>27</text:p>
          <text:p text:style-name="P20">Module Remote<text:tab/>27</text:p>
          <text:p text:style-name="P20">Module Nmps<text:tab/>28</text:p>
          <text:p text:style-name="P20">Module Profibus<text:tab/>28</text:p>
          <text:p text:style-name="P20">Module Opc<text:tab/>29</text:p>
          <text:p text:style-name="P20">Module Java<text:tab/>29</text:p>
          <text:p text:style-name="P20">Module Otherio<text:tab/>29</text:p>
          <text:p text:style-name="P20">Module Bcomp<text:tab/>29</text:p>
          <text:p text:style-name="P20">Module Othermanu<text:tab/>30</text:p>
          <text:p text:style-name="P20">Modules ABB, Siemens, Inor etc<text:tab/>30</text:p>
        </text:index-body>
      </text:table-of-content>
      <text:p text:style-name="P4"/>
      <text:h text:style-name="P12" text:outline-level="1" text:is-list-header="true">About this manual </text:h>
      <text:p text:style-name="Text_20_body">Proview Developer's Guide describes the structure of the Proview source code and how to build the source.</text:p>
      <text:p text:style-name="Text_20_body">The intended audience for this manual are persons that wants to build Proview from sources, on a specific platform, or to make changes and additions to the functionality.</text:p>
      <text:h text:style-name="Heading_20_1" text:outline-level="1" text:is-list-header="true">Introduction</text:h>
      <text:p text:style-name="Text_20_body">The structure of the Proveiw source code three is made to be able to build on different hardware and on different operating systems. The original design was made for VAXELN on VAX, OpenVMS on VAX and Alpha, and LynxOS on x86 and PowerPC. All these platforms are now cut out and replaced by Linux on x86 and x86_64.</text:p>
      <text:p text:style-name="Text_20_body">The Proview source code is quite extensive, it contains about 800 000 lines, the most part in c and c++, but also some java. In addition there are a number of other types of files for documentation, help texts, class and object descriptions, object graphs, shellscripts etc.</text:p>
      <text:p text:style-name="Text_20_body">To build Proview, implies that you from the source code tree creates build tree, where the result of the building is placed. Parts of the build tree is then included in installation packages for development, process, operator and storage stations.</text:p>
      <text:p text:style-name="Text_20_body">The building is performed by a script, pwre, that calls a set of make files with general rules of how to treat different types of files.</text:p>
      <text:p text:style-name="Text_20_body">This guide is about how the source code is constructed, and how you use pwre to build it.</text:p>
      <text:p text:style-name="Text_20_body"/>
      <text:h text:style-name="Heading_20_1" text:outline-level="1">Source code</text:h>
      <text:h text:style-name="Heading_20_2" text:outline-level="2">Fetch the source code</text:h>
      <text:p text:style-name="Text_20_body">The source code is available on SourceForge as a tarball, and from a git repository.</text:p>
      <text:h text:style-name="Heading_20_3" text:outline-level="3">Tarball</text:h>
      <text:p text:style-name="Text_20_body">Download the tarball, for example pwrsrc_4.7.0-1.tar.gz. Unpack it with the command</text:p>
      <text:p text:style-name="Text_20_body">tar -xzvf pwrsrc_4.7.0-1.tar.gz</text:p>
      <text:h text:style-name="Heading_20_3" text:outline-level="3">Git repository</text:h>
      <text:p text:style-name="Text_20_body">To download, or clone, a git repository, you first have to install git (git-core). Download the code with the 'git clone' command, see the Proview homepage for more information (Development, Git Repository).</text:p>
      <text:h text:style-name="Heading_20_2" text:outline-level="2">Source code tree</text:h>
      <text:p text:style-name="Text_20_body">The source code tree consists of at most 6 levels. The <text:s/>environment variable $pwre_croot points at the root, and the different levels are</text:p>
      <text:p text:style-name="P6">$pwre_croot/module/type/component/flavor/os/hw</text:p>
      <text:p text:style-name="Text_20_body">One example is</text:p>
      <text:p text:style-name="P6">$pwre_croot/profibus/lib/rt/src/os_linux/hw_x86</text:p>
      <text:p text:style-name="Text_20_body">from which we can read that the module is <text:span text:style-name="T3">profibus</text:span>, i.e. a field bus. The type is <text:span text:style-name="T3">lib</text:span> (library), that will create an archive. The component is <text:span text:style-name="T3">rt</text:span>, which will compose the archive name to libpwr_rt.a that contains modules for runtime. On the directory <text:span text:style-name="T3">src</text:span> is placed source code for the archive that is common for all operative systems and hardware. On the directory <text:span text:style-name="T3">os_linux</text:span> is placed source code that is specific for the operating system Linux. On the directory <text:span text:style-name="T3">hw_x86</text:span> is place code that is specific for the hardware x86 on Linux.</text:p>
      <text:h text:style-name="Heading_20_3" text:outline-level="3">Modules</text:h>
      <text:p text:style-name="Text_20_body">The source code tree is divided in modules. These are located as directories beneath the root directory. The modules consist of three kernel modules, rt, xtt and wb, that are essential for building a runnable system. They are also mutually dependent on each other.</text:p>
      <text:h text:style-name="Heading_20_4" text:outline-level="4">Kernel modules</text:h>
      <table:table table:name="Table1" table:style-name="Table1">
        <table:table-column table:style-name="Table1.A"/>
        <table:table-column table:style-name="Table1.B"/>
        <table:table-row>
          <table:table-cell table:style-name="Table1.A1" office:value-type="string">
            <text:p text:style-name="P9">Module</text:p>
          </table:table-cell>
          <table:table-cell table:style-name="Table1.B1" office:value-type="string">
            <text:p text:style-name="P9">Description</text:p>
          </table:table-cell>
        </table:table-row>
        <table:table-row>
          <table:table-cell table:style-name="Table1.A2" office:value-type="string">
            <text:p text:style-name="P8">rt</text:p>
          </table:table-cell>
          <table:table-cell table:style-name="Table1.B2" office:value-type="string">
            <text:p text:style-name="Text_20_body">rt signifies RunTime, and are for historical reasons located under the directory <text:span text:style-name="T1">src</text:span>. It <text:soft-page-break/>contains all the basic functions in the runtime environment, e.g. the realtime database, communication programs (qcom, nethandler, subscriptions), plc, event handling, backup, system and base classes. In rt is also located most of the documentation, and tools for building Proview. </text:p>
          </table:table-cell>
        </table:table-row>
        <table:table-row>
          <table:table-cell table:style-name="Table1.A2" office:value-type="string">
            <text:p text:style-name="P8">xtt</text:p>
          </table:table-cell>
          <table:table-cell table:style-name="Table1.B2" office:value-type="string">
            <text:p text:style-name="P5">Xtt is located under the directory xtt, and contains code for the graphical interface fo the operator environment, and graphical components for the plc editor and drawing of process graphs.</text:p>
          </table:table-cell>
        </table:table-row>
        <table:table-row>
          <table:table-cell table:style-name="Table1.A2" office:value-type="string">
            <text:p text:style-name="P8">wb</text:p>
          </table:table-cell>
          <table:table-cell table:style-name="Table1.B2" office:value-type="string">
            <text:p text:style-name="P5">Wb, WorkBench, contains code for the development environment, i.e. the development database, the configurator, the plc editor, the class editor etc.</text:p>
          </table:table-cell>
        </table:table-row>
      </table:table>
      <text:h text:style-name="Heading_20_5" text:outline-level="5"/>
      <text:p text:style-name="Text_20_body"/>
      <text:h text:style-name="Heading_20_4" text:outline-level="4">Other modules</text:h>
      <table:table table:name="Table2" table:style-name="Table2">
        <table:table-column table:style-name="Table2.A"/>
        <table:table-column table:style-name="Table2.B"/>
        <table:table-row>
          <table:table-cell table:style-name="Table2.A1" office:value-type="string">
            <text:p text:style-name="P9">Module</text:p>
          </table:table-cell>
          <table:table-cell table:style-name="Table2.B1" office:value-type="string">
            <text:p text:style-name="P9">Description</text:p>
          </table:table-cell>
        </table:table-row>
        <table:table-row>
          <table:table-cell table:style-name="Table2.A2" office:value-type="string">
            <text:p text:style-name="P8">Remote</text:p>
          </table:table-cell>
          <table:table-cell table:style-name="Table2.B2" office:value-type="string">
            <text:p text:style-name="P5">Code for communication over a number of different protocols: 3964R, Modbus, MQ, RK512, TCPIP, UDPIP, ALCM and serial.</text:p>
          </table:table-cell>
        </table:table-row>
        <table:table-row>
          <table:table-cell table:style-name="Table2.A2" office:value-type="string">
            <text:p text:style-name="P8">Nmps</text:p>
          </table:table-cell>
          <table:table-cell table:style-name="Table2.B2" office:value-type="string">
            <text:p text:style-name="P5">A simple material handling system.</text:p>
          </table:table-cell>
        </table:table-row>
        <table:table-row>
          <table:table-cell table:style-name="Table2.A2" office:value-type="string">
            <text:p text:style-name="P8">Profibus</text:p>
          </table:table-cell>
          <table:table-cell table:style-name="Table2.B2" office:value-type="string">
            <text:p text:style-name="P5">I/O handling with the fieldbusses Profibus and Profinet.</text:p>
          </table:table-cell>
        </table:table-row>
        <table:table-row>
          <table:table-cell table:style-name="Table2.A2" office:value-type="string">
            <text:p text:style-name="P8">opc</text:p>
          </table:table-cell>
          <table:table-cell table:style-name="Table2.B2" office:value-type="string">
            <text:p text:style-name="P5">Communication with other process control equipment over the OPC XML/DA protocol.</text:p>
          </table:table-cell>
        </table:table-row>
        <table:table-row>
          <table:table-cell table:style-name="Table2.A2" office:value-type="string">
            <text:p text:style-name="P8">java</text:p>
          </table:table-cell>
          <table:table-cell table:style-name="Table2.B2" office:value-type="string">
            <text:p text:style-name="P5">Java interface to the realtime database, process graphs and web interface etc.</text:p>
          </table:table-cell>
        </table:table-row>
        <table:table-row>
          <table:table-cell table:style-name="Table2.A2" office:value-type="string">
            <text:p text:style-name="P8">otherio</text:p>
          </table:table-cell>
          <table:table-cell table:style-name="Table2.B2" office:value-type="string">
            <text:p text:style-name="P5">I/O systems that doesn't have it's own module, e.g. Modbus/TCP, Motion Control USB I/O.</text:p>
          </table:table-cell>
        </table:table-row>
        <table:table-row>
          <table:table-cell table:style-name="Table2.A2" office:value-type="string">
            <text:p text:style-name="P8">bcomp</text:p>
          </table:table-cell>
          <table:table-cell table:style-name="Table2.B2" office:value-type="string">
            <text:p text:style-name="P5">BaseComponent. A set of component and aggregate classes for different types of valves, pumps, fans, motors, frequency converters, contactors, circuit breakers etc.</text:p>
          </table:table-cell>
        </table:table-row>
        <table:table-row>
          <table:table-cell table:style-name="Table2.A2" office:value-type="string">
            <text:p text:style-name="P8">Othermanu</text:p>
          </table:table-cell>
          <table:table-cell table:style-name="Table2.B2" office:value-type="string">
            <text:p text:style-name="P5">Component classes for manufacturers that doesn't have a specific module.</text:p>
          </table:table-cell>
        </table:table-row>
        <table:table-row>
          <table:table-cell table:style-name="Table2.A2" office:value-type="string">
            <text:h text:style-name="P17" text:outline-level="5"><text:span text:style-name="T2">Abb</text:span>,<text:span text:style-name="T2"> siemens, ssabox, inor, klocknermoeller, telemecanique</text:span></text:h>
          </table:table-cell>
          <table:table-cell table:style-name="Table2.B2" office:value-type="string">
            <text:p text:style-name="P5">Modules that contains classes for components and I/O units for a specific manufacturer.</text:p>
          </table:table-cell>
        </table:table-row>
      </table:table>
      <text:p text:style-name="Text_20_body"/>
      <text:h text:style-name="Heading_20_3" text:outline-level="3">Typer</text:h>
      <text:p text:style-name="Text_20_body">The level below the module is called type, and denotes what type of component that is generated, for exampel if it is an archive, and executable, a classvolume. The type can be exe, lib, wbl, msg, <text:soft-page-break/>exp, mmi, doc or tools.</text:p>
      <table:table table:name="Table3" table:style-name="Table3">
        <table:table-column table:style-name="Table3.A"/>
        <table:table-column table:style-name="Table3.B"/>
        <table:table-row>
          <table:table-cell table:style-name="Table3.A1" office:value-type="string">
            <text:p text:style-name="Table_20_Heading">Type</text:p>
          </table:table-cell>
          <table:table-cell table:style-name="Table3.B1" office:value-type="string">
            <text:p text:style-name="Table_20_Heading">Description</text:p>
          </table:table-cell>
        </table:table-row>
        <table:table-row>
          <table:table-cell table:style-name="Table3.A2" office:value-type="string">
            <text:p text:style-name="Table_20_Contents">exe</text:p>
          </table:table-cell>
          <table:table-cell table:style-name="Table3.B2" office:value-type="string">
            <text:p text:style-name="Table_20_Contents">Exe is for executable and each component below the exe directory generates an exe-file, i.e. an executable program that is placed in $pwr_exe in the build tree.</text:p>
          </table:table-cell>
        </table:table-row>
        <table:table-row>
          <table:table-cell table:style-name="Table3.A2" office:value-type="string">
            <text:p text:style-name="Table_20_Contents">lib</text:p>
          </table:table-cell>
          <table:table-cell table:style-name="Table3.B2" office:value-type="string">
            <text:p text:style-name="Table_20_Contents">Lib is for library, and each component below the lib directory, generates an archive with the name lib_pwr'component'.a, that is placed in $pwr_lib in the build tree.</text:p>
          </table:table-cell>
        </table:table-row>
        <table:table-row>
          <table:table-cell table:style-name="Table3.A2" office:value-type="string">
            <text:p text:style-name="Table_20_Contents">wbl</text:p>
          </table:table-cell>
          <table:table-cell table:style-name="Table3.B2" office:value-type="string">
            <text:p text:style-name="Table_20_Contents">Wbl is for workbench loadfiles, that is files for description of object, usually class definition objects describing classes. The objects in a component below wbl <text:s/>constitutes a volume, and each component generates a dbs-file on $pwr_load.</text:p>
          </table:table-cell>
        </table:table-row>
        <table:table-row>
          <table:table-cell table:style-name="Table3.A2" office:value-type="string">
            <text:p text:style-name="Table_20_Contents">msg</text:p>
          </table:table-cell>
          <table:table-cell table:style-name="Table3.B2" office:value-type="string">
            <text:p text:style-name="Table_20_Contents">Msg is for message and contains files for status codes (.msg). The division in components corresponds to the archives.</text:p>
          </table:table-cell>
        </table:table-row>
        <table:table-row>
          <table:table-cell table:style-name="Table3.A2" office:value-type="string">
            <text:p text:style-name="Table_20_Contents">exp</text:p>
          </table:table-cell>
          <table:table-cell table:style-name="Table3.B2" office:value-type="string">
            <text:p text:style-name="Table_20_Contents">Exp is for export, and contains source code that doesn't fit elsewhere.</text:p>
          </table:table-cell>
        </table:table-row>
        <table:table-row>
          <table:table-cell table:style-name="Table3.A2" office:value-type="string">
            <text:p text:style-name="Table_20_Contents">mmi</text:p>
          </table:table-cell>
          <table:table-cell table:style-name="Table3.B2" office:value-type="string">
            <text:p text:style-name="Table_20_Contents">Mmi is equivalent to hmi, and contains files concerning the user interface, e.g. language dependent files and various picture files, object graphs and subgraphs.</text:p>
          </table:table-cell>
        </table:table-row>
        <table:table-row>
          <table:table-cell table:style-name="Table3.A2" office:value-type="string">
            <text:p text:style-name="Table_20_Contents">jpwr</text:p>
          </table:table-cell>
          <table:table-cell table:style-name="Table3.B2" office:value-type="string">
            <text:p text:style-name="Table_20_Contents">A typ in the java module, where each component generates a java archive, named pwr_'component'.jar, placed on $pwr_lib.</text:p>
          </table:table-cell>
        </table:table-row>
        <table:table-row>
          <table:table-cell table:style-name="Table3.A2" office:value-type="string">
            <text:p text:style-name="Table_20_Contents">doc</text:p>
          </table:table-cell>
          <table:table-cell table:style-name="Table3.B2" office:value-type="string">
            <text:p text:style-name="Table_20_Contents">Documentation, help texts etc.</text:p>
          </table:table-cell>
        </table:table-row>
        <table:table-row>
          <table:table-cell table:style-name="Table3.A2" office:value-type="string">
            <text:p text:style-name="Table_20_Contents">tools</text:p>
          </table:table-cell>
          <table:table-cell table:style-name="Table3.B2" office:value-type="string">
            <text:p text:style-name="Table_20_Contents">A type in the rt module that contains various files for building and maintenance of the source code.</text:p>
          </table:table-cell>
        </table:table-row>
      </table:table>
      <text:p text:style-name="Text_20_body"/>
      <text:p text:style-name="Text_20_body"/>
      <text:h text:style-name="Heading_20_3" text:outline-level="3">Components</text:h>
      <text:p text:style-name="Text_20_body">The component level normally constitutes a specific unit, that is generated by the code in the directories below the component level. Both source code files and build files are found there. The component level can also be used as an hierarchy to collect files of similar nature.</text:p>
      <text:h text:style-name="Heading_20_4" text:outline-level="4">Exe</text:h>
      <text:p text:style-name="Text_20_body">For components of type exe, an executable program with a name that equals the component name, is created. For example <text:span text:style-name="T3">$pwr_croot/src/exe/rt_ini</text:span> contains code and build files for the program <text:span text:style-name="T3">$pwr_exe/rt_ini</text:span>. Below the komponent directory, there are a src directory containing a number of c-files, rt_ini.c, ini.c, ini_rc.c and ini_loader.c, and some includefiles. rt_ini.c, that is the file with the same name as the component name, contains the main function. The other c-files are compiled and linked with the program.</text:p>
      <text:p text:style-name="Text_20_body">Under <text:span text:style-name="T3">rt_ini/src/os_linux</text:span> the file <text:span text:style-name="T3">link_rule.mk</text:span> is located, that contains the link command for the program on linux. </text:p>
      <text:p text:style-name="Text_20_body">Under <text:span text:style-name="T3">rt_ini/src/os_linux/hw_x86</text:span> the file <text:span text:style-name="T3">makefile</text:span> is located, that includes generic makefiles used to build the program.</text:p>
      <text:h text:style-name="Heading_20_4" text:outline-level="4">Lib</text:h>
      <text:p text:style-name="Text_20_body">Lib components contains c and c++ files that are compiled and inserted into an archive. If we look closer to the archive $pwre_croot/src/lib/rt, that contatins functions for Proview runtime, the main <text:soft-page-break/>part of the code is located in rt/src. The c-files are compiled and inserted into the archive $pwr_lib/libpwr_rt.a, and the include files are copied to $pwr_inc. Some source files, that are specific for the operating system, are located one level lower in the tree, in the directory rt/src/os_linux. On rt/src/os_linux/hw_x86 a makefile is found, that includes generic makefiles to create the archive, compile the c-files and copy the h-files to $pwr_inc.</text:p>
      <text:h text:style-name="Heading_20_4" text:outline-level="4">Wbl</text:h>
      <text:p text:style-name="Text_20_body">A wbl-component contains wb_load-files with object descriptions. These description generates a volume containing object. Usually the generated volume is a class volume, but there are also some examples of other types of volumes, a SharedVolume (rt) and a WorkbenchVolume (wb). From the wb_load-files a dbs-file is generated on $pwr_load, and an h-file containing c structures for the klasses, and an hpp-file containg c++ classes. Furthermore are help files and postscript-files for documentation in Object Reference Manual generated.</text:p>
      <text:p text:style-name="Text_20_body">If we look closer at $pwre_croot/wbl/pwrb, that contains the Proview baseclasses in the classvolume pwrb. In the pwrb/src catalog, one wb_load file for each class in the volume are located, for example pwrb_c_and.wb_load for the class And. There are also wb_load files for type definitions, e.g. pwrb_td_yesnoenum.wb_load that is an enumeration type for yes/no. In pwrb/src/os_linux/hw_x86 there is a makefile that generates the dbs-file $pwr_load/pwrb.dbs and athe include-files $pwr_inc/pwr_baseclasses.h and $pwr_inc/pwr_baseclasses.hpp. Also the help-files $pwr_exe/en_us/pwrb_xtthelp.dat and $pwr_exe/sv_se/pwrb_xtthelp.dat in english and swedish are generated. In $pwr_doc/en_us/orm and $pwr_doc/sv_se/orm a set of html-files are placed for the Object Reference Manual, and on $pwr_doc a postscript version of Object Reference Manual.</text:p>
      <text:p text:style-name="Text_20_body">Another model of volume component is $pwre_croot/bcomp/wbl/bcomp. It contains only one wb_load-file, basecomponent.wb_load, containing all types and classes in the volume Basecomponent. The volume is edited by starting the class editor with the command</text:p>
      <text:p text:style-name="Text_20_body"><text:span text:style-name="T3">&gt; wblstart.sh basecomponent</text:span> </text:p>
      <text:p text:style-name="Text_20_body">Otherwise the build is performed similar to the pwrb volume.</text:p>
      <text:h text:style-name="Heading_20_4" text:outline-level="4">Msg</text:h>
      <text:p text:style-name="Text_20_body">A msg component consist of a number of msg-files that contains status codes. A status code constitutes of an integer value that can be translated to a single line text. The integer values are defined by a #define state in an include file and can be used in the c code, and the texts are compiled to object modules that is linked to the program, which makes it possible to translate the status code to the text. For example GDH__FILE can be translated to ”No such file”. The status codes have five severity levels, success, info, warning, error and <text:s/>fatal, that are associated with the colors green, green, yellow, red and flashing red. The status codes are used, among other things to indicate status of server processes and applications i Proview. <text:s/>It is also used for return status in c-functions.</text:p>
      <text:p text:style-name="Text_20_body">If we take a look at the message component $pwre_sroot/msg/rt, it contains msg-files used in the lib component rt. For the message file rt/src/rt_gdh_msg.msg, the include-file $pwr_inc/rt_gdh_msg.h is generated. Furthermore the file $pwr_obj/pwr_msg_rt.o is generated, containing the texts for all the message-files in the rt component. When a program links with this o-file, it is able to translate the status codes to texts.</text:p>
      <text:h text:style-name="Heading_20_4" text:outline-level="4"><text:soft-page-break/>Exp</text:h>
      <text:p text:style-name="Text_20_body">Exp contains various files that doesn't fit in any other component. Under exp/inc include-files are located that is copied to $pwr_inc, and under exp/com command and script-files are located, that are copied to $pwr_exe etc.</text:p>
      <text:h text:style-name="Heading_20_4" text:outline-level="4">Mmi</text:h>
      <text:p text:style-name="Text_20_body">Mmi contains files for the user interface, for example pwg and pwsg files for object graphs and subgraphs. Also uil-files, description files for motif components, are located here. Some language specific files are also found here, see the translation chapter below.</text:p>
      <text:p text:style-name="Text_20_body">When a mmi-component is buildt, object graphs and subgraphs are copied to $pwr_exe. When building motif, the uil-files are compiled to uid-files by a special uil compiler.</text:p>
      <text:h text:style-name="Heading_20_4" text:outline-level="4">Jpwr</text:h>
      <text:p text:style-name="Text_20_body">A jpwr-component contains a number of java files that are compiled and inserted into a java archive.</text:p>
      <text:p text:style-name="Text_20_body">If we take a closer look at the component $pwre_croot/java/jpwr/rt, all the java-files are located in rt/src. While java is independent of platform there is no need to place any java-files on the platform directories below rt/src. When building the component, the java-files are compiled to class-files that is placed in the java archive $pwr_lib/pwr_rt.jar.</text:p>
      <text:p text:style-name="Text_20_body">jpwr/rt is a java interface to Proview runtime, to communicate over qcom, fetch data from the realtime database, handle events and alarms etc. To call the c-functions for these modules, java native is used. The c-code for the native classes is located in java/exe/jpwr_rt_gdh that generates the so-file $pwr_exe/pwr_rt_gdh.so.</text:p>
      <text:p text:style-name="Text_20_body">Parallel to the jpwr/rt component, there is a jpwr/rt_client component, where one class, Gdh, that attaches the realtime database, is exchanged. This archive is used instead of jpwr/rt by the web interface and fetches data from the realtime database via a socket and a server process. </text:p>
      <text:h text:style-name="Heading_20_4" text:outline-level="4">Doc</text:h>
      <text:p text:style-name="Text_20_body">Below doc there is a number of directories to generate Proview documentation. doc/man contains manuals, where for example English versions are placed in doc/man/en_us and Swedish on doc/man/sv_se. Common picture files are placed in doc/man/src. </text:p>
      <text:p text:style-name="Text_20_body">On doc/orm files for Object Reference Manual, are located, mainly picture files as the text reside in the wbl components. In <text:s/>doc/web are menus and frames for the documentation page.</text:p>
      <text:h text:style-name="Heading_20_4" text:outline-level="4">Tools</text:h>
      <text:p text:style-name="Text_20_body">Tool components only exists in the rt module, $pwre_croot/src/tools, and contains different tools to build a Proview release. Below tools/exe there are various exe files, for example to convert msg-files. In tools/bld generic makefiles are located, in tools/pkg build files for installation packages and in tools/pwre the script to build a Proview release, pwre. </text:p>
      <text:h text:style-name="Heading_20_4" text:outline-level="4">Overview</text:h>
      <text:p text:style-name="Text_20_body">Appendix A contains an overview of the component of the various modules.</text:p>
      <text:h text:style-name="Heading_20_3" text:outline-level="3"><text:soft-page-break/>Flavor</text:h>
      <text:p text:style-name="Text_20_body">The level below component is denoted flavor. Normally this is a src-directory containg the source code for the component, but in some cases the src-directory is divided in directories for different windowing systems (motif or gtk), or different languages.</text:p>
      <text:h text:style-name="Heading_20_4" text:outline-level="4">gtk/motif</text:h>
      <text:p text:style-name="Text_20_body">Originally the the window interface was developed for Motif on OpenVMS, but from V4.3 gtk was implemented parallel to Motif. The design makes the different interfaces independent of each other, and it is possible to only build for one of them. It is also fairly easy to implement other windowing systems.</text:p>
      <text:p text:style-name="Text_20_body">This division in motif and gtk is found in the exe and lib components. </text:p>
      <text:p text:style-name="Text_20_body">On the lib-components there is a base class with common code in the src catalog. In the gtk and motif catalog, resides a subclass with code that is specific for gtk or motif. If we look at $pwre_croot/xtt/lib/xtt, that contains code for the operator environment, on the src-catalog the files xtt_op.cpp is located, containing the class XttOp. On the gtk-catalog the file xtt_op_gtk.cpp is found, containing the class XttOpGtk, a subclass to XttOp, and on in the motif catalog, the file xtt_op_motif.cpp is found with the class XttOpMotif, also a subclass to XttOp.</text:p>
      <text:p text:style-name="Text_20_body">In the exe component, there is a corresponding division. From the src catalog a generic exe-file is generated, that starts the gtk or motif version dependent on the option -f. The gtk catalog generates the exe-file $pwr_exe/rt_xtt_gtk and the motif-catalog $pwr_exe/rt_xtt_motif. If rt_xtt is started with -f gtk, the gtk-version is started, and with -f motif the motif-version is started. In gtk/os_linux there is a build file, link_rule.mk, that contains the link command to build the gtk version, and in gtk/os_linux/hw_x86 there is a makefile to link the gtk version. Corresponding catalogs are found below the motif directory.</text:p>
      <text:h text:style-name="Heading_20_4" text:outline-level="4">Language</text:h>
      <text:p text:style-name="Text_20_body">The flavor level is also used to divide into different language versions. One example is $pwre_croot/xtt/mmi/xtt that has the directories src, en_us, sv_se, de_de and fr_fr. The catalogs contains laguage specific files for texts in menus, windows and object graphs for English, Swedish, German and French. When building, the files in the catalog xtt/en_us are copied to the catalog $pwr_exe/en_us, and the files in xtt/sv_se to $pwr_exe/sv_se etc. When the operator environment is started with a specific language, the translation files are fetched from the corresponding catalog below $pwr_exe.</text:p>
      <text:h text:style-name="Heading_20_3" text:outline-level="3">Os</text:h>
      <text:p text:style-name="Text_20_body">Below the flavor level are directories for different operative systems, e.g os_linux, os_macos and os_freebsd. On this level, files that are specific for that operating system is located, for example c-files that contains several system calls or shell-script files. Also files involved in the build environment are located here, for example the make-files are often found on the <text:s/>os-level, or even lower down in the hw level. Files that are common for several operating system, as for example generic make-files, are stored in the catalog os_templ, and are copied to the catalogs for specific operating systems when the build tree is configured. If all files are generic, the operative system catalog is created as a hidden catalog, e.g .os_linux, at configuration.</text:p>
      <text:h text:style-name="Heading_20_3" text:outline-level="3"><text:soft-page-break/>Hw</text:h>
      <text:p text:style-name="Text_20_body">The lowest level is the hardware level, hw. Below the os_linux catalog, the hardware catalogs hw_x86, hw_x86_64 and hw_arm is found, for linux on x86 , 64-bit linux on x86 and arm architecture respectively. On this level, what differs are often switches to linkers and compilers. Generally there is a makefile on this level to build a component for a specific operative system and hardware. Also here common files are stored in a hw_templ catalog, and if only common files exist on this level for a component, a hidden catalog, e.g. .hw_x86 are created at configuration.</text:p>
      <text:h text:style-name="Heading_20_1" text:outline-level="1">Build tree</text:h>
      <text:p text:style-name="Text_20_body">The build tree is a hierarchy of catalogs created when building a Proview release. Here the result of <text:s/>the building is placed, i.e. the exe-files, archives, graphs etc that is necessary to configure and run a Proview system. Chosen parts of the build tree are collected into installation packages for development, process, operator and storage stations, but it is also possible to link project directly to the build tree.</text:p>
      <text:p text:style-name="Text_20_body">The build tree consists of 5 levels. The environment variable $pwre_broot points to the root of the build tree, and below this there is one level for operating stytem, and below this further on for hardware, e.g. </text:p>
      <text:p text:style-name="Text_20_body">$pwre_broot/os_linux/hw_x86</text:p>
      <text:p text:style-name="Text_20_body">On the next level there is one directory for each module, where the components of the module are stored. There is also an exp directory where the module directories are merges together to a common distribution. Finally there is also a bld directory containing build-files of temporary nature, that are needed for the building, but not required in the distribution.</text:p>
      <text:p text:style-name="Text_20_body">Behind the design of separate module directories is the idea that modules can have separate installation packages and that a Proview installation in this way could be more scalable. This is though not yet implemented in any module.</text:p>
      <text:h text:style-name="Heading_20_2" text:outline-level="2">Module</text:h>
      <text:p text:style-name="Text_20_body">Every module has its own catalog structure i the build tree, where files that is to be included in the distribution is stored. For example, the catalogs for the rt module is found under</text:p>
      <text:p text:style-name="Text_20_body">$pwre_broot/os_linux/hw_x86/rt</text:p>
      <text:p text:style-name="Text_20_body">Below this catalog the catalogs exe, lib, obj, load, inc, doc, db and cnf are located. A corresponding catalog structure is also found for the other modules, and for the exp catalog.</text:p>
      <text:h text:style-name="Heading_20_3" text:outline-level="3">Exe</text:h>
      <text:p text:style-name="Text_20_body">On the exe catalog, exe-files that are created when linking an exe-component, is placed, e.g. rt_ini that is generated from the exe component $pwre_croot/src/exe/rt_ini. </text:p>
      <text:p text:style-name="Text_20_body">Other files that are copied to the exe-catalog are shell scrips, object graphs, subgraps etc.</text:p>
      <text:p text:style-name="Text_20_body">The exe catalog has language dependent subdirectories, e.g. en_us, sv_se and de_de, for English, Swedish and German. Here resides also helptext files and translation files for different languages.</text:p>
      <text:h text:style-name="Heading_20_3" text:outline-level="3">Lib</text:h>
      <text:p text:style-name="Text_20_body">On the lib catalog resides archives generated when building a lib component, e.g. libpwr_rt.a that is generated by the lib component $pwre_croot/src/lib/rt. Also java archives generated by jpwr components are placed in lib, e.g. pwr_rt.jar.</text:p>
      <text:h text:style-name="Heading_20_3" text:outline-level="3"><text:soft-page-break/>Obj</text:h>
      <text:p text:style-name="Text_20_body">On the obj catalog various o-files are found, generated when compiling c and c++ files.</text:p>
      <text:h text:style-name="Heading_20_3" text:outline-level="3">Load</text:h>
      <text:p text:style-name="Text_20_body">The load catalog contains loadfiles generated by wbl components, for example pwrs.dbs, generated by the wbl-component $pwre_croot/src/wbl/pwrs, that contains the classvolume pwrs with system classes. On load you will also find flw-files, copied from wbl-components, that are used by plc-trace.</text:p>
      <text:h text:style-name="Heading_20_3" text:outline-level="3">Inc</text:h>
      <text:p text:style-name="Text_20_body">The inc catalog contains include files from lib components, and include files that are generated from wbl components with c-structs and c++ classes for classvolumes, e.g. pwr_abbclasses.h and pwr_abbclasses.hpp.</text:p>
      <text:h text:style-name="Heading_20_3" text:outline-level="3">Doc</text:h>
      <text:p text:style-name="Text_20_body">The doc catalog contains the complete documentation for a Proview release. Note that all modules uses the doc catalog below exp, and that the doc catalogs in the modules are not used. Doc contains language dependent subdirectories, en_us and sv_se, where the language specific files are found. If we take a look at en_us, we find the documentation homepage, index.html that is copied from $pwre_croot/src/doc/web/en_us. We also find manuals in pdf and html format generated from $pwre_croot/src/doc/man/en_us. On the subdirectory orm resides the Object Reference Manual that mainly is generated from the wbl components for the classvolumes. The catalog doc/prm contains Programmer's Reference Manual, generated from the lib/rt and lib/co components by doxygen.</text:p>
      <text:h text:style-name="Heading_20_2" text:outline-level="2">Exp</text:h>
      <text:p text:style-name="Text_20_body">Beside the module directories in the build tree, you find the exp directory, that is a merge of the different modules, and that constitutes a Proview distribution. Exp is for export, and it is this part of the build tree that is exported in a complete Proview release. The exp catalog contains a similar catalog structure as each module catalog, you will find the subdirectories exp, lib, load, inc etc. When merging the modules to the exp directories the content of a module is basically copied to the exp catalog. But there are some cases where a simple copy is not enough. Some lib-components are represented in several modules, rt and wb, and here the archives are merged to a common archive, exp/lib/libpwr_rt.a and exp/lib/libpwr_wb.a. Some exe-files contains methods for, for example I/O handling and popup menues in the operator and development environment, that derives from different modules, and these have to be linked in a certain way to embrace all the methods. This goes for the exe-components $pwre_croot/wb/exe/wb, $pwre_croot/xtt/exe/rt_xtt and $pwre_croot/exe/rt_io_comm.</text:p>
      <text:p text:style-name="Text_20_body">It is possible to link projects to the release on the exp-catalog, where you can run both the development, runtime, operator and storage environment. You then define the exp-catalog as a version under Base in the ProjectList and attach the projects to this version.</text:p>
      <text:h text:style-name="Heading_20_2" text:outline-level="2">Bld</text:h>
      <text:p text:style-name="Text_20_body">Beside the exp and module catalogs in the build tree, a bld catalog is located. This contains files that are used at the build, but don't need to included in the release. The subdirectories reflects the <text:soft-page-break/>different components and are common for all modules.</text:p>
      <text:p text:style-name="Text_20_body">Below bld/lib there are catalogs for all lib components, e.g. bld/lib/rt. Here o-files are located, generated at compilation of c and c++ files, before they are inserted into archives. You vill also find some .d files which are dependency files for the c-files. </text:p>
      <text:p text:style-name="Text_20_body">Below bld/exe there are catalogs for all exe components, e.g bld/exe/rt_ini. Here you will find o-files, that are linked to exe-files, and d-files with include file dependencies.</text:p>
      <text:p text:style-name="Text_20_body">Below bld/jpwr there are catalogs for jpwr components, e.g. bld/jpwr/rt. Class-files, generated at the java compilation, are located here, before they are inserted into java archives. </text:p>
      <text:p text:style-name="Text_20_body">Below bld/msg here are catalogs for msg components. The cmsg-files contains the text for different status codes. Below bld/wbl resides dependency files for wbl components.</text:p>
      <text:p text:style-name="Text_20_body">In bld/pkg the installation packages for pwr47, pwrrt, pwrsev and pwrdemo, are placed. These are built from pkg components below tools/pkg where the build files for installation packages are located.</text:p>
      <text:h text:style-name="Heading_20_1" text:outline-level="1">Build</text:h>
      <text:p text:style-name="Text_20_body">Building Proview implies to, from the source code tree, generate a build tree and a Proview release the programs, archives, loadfiles, manuals etc. that are needed to install and run development, process, operator and storage stations.</text:p>
      <text:p text:style-name="Text_20_body">The build is executed with the pwre command. First you create a build environment, by stating the root of the source tree and build tree. The environment is stored in a file, in which you can store several different environments. In this way its easy to attach to an environment, and to shift between different environments.</text:p>
      <text:p text:style-name="Text_20_body">Normally you build a complete release, but it is also possible to build only the runtime code, i.e. the rt module, or the runtime and HMI code, i.e. the modules rt and xtt. In this case though, some platforms independent files has to be imported from a complete release, by defining an import root.</text:p>
      <text:p text:style-name="Text_20_body">Pwre is located in the source tree in the catalog $pwre_croot/tools/pwre. On linux, pwre is a perl script, pwre.pl, located on the subdirectory src/os_linux.</text:p>
      <text:h text:style-name="Heading_20_2" text:outline-level="2">Preparation</text:h>
      <text:p text:style-name="Text_20_body">For a complete build these packages has to be installed:</text:p>
      <text:p text:style-name="Code2">make </text:p>
      <text:p text:style-name="Code2">flex </text:p>
      <text:p text:style-name="Code2">gcc </text:p>
      <text:p text:style-name="Code2">g++ </text:p>
      <text:p text:style-name="Code2">libgtk2.0-dev </text:p>
      <text:p text:style-name="Code2">cpp </text:p>
      <text:p text:style-name="Code2">libasound2-dev </text:p>
      <text:p text:style-name="Code2">libdb4.6-dev </text:p>
      <text:p text:style-name="Code2">libdb4.6++-dev </text:p>
      <text:p text:style-name="Code2">doxygen </text:p>
      <text:p text:style-name="Code2">libmysql++-dev (optional) </text:p>
      <text:p text:style-name="Code2"/>
      <text:p text:style-name="Text_20_body">java: <text:s/>Download jdk-6u10-linux-i586.bin from java.sun.com. Define the environment variable jdk to the path where the package is extracted (e.g. /usr/local) and put $jdk/bin in the PATH. </text:p>
      <text:p text:style-name="Text_20_body"/>
      <text:p text:style-name="Text_20_body"><text:tab/>export jdk=/usr/local/jdk1.6.0_10 </text:p>
      <text:p text:style-name="Text_20_body"><text:tab/>export PATH=$PATH:$jdk/bin </text:p>
      <text:p text:style-name="Text_20_body"><text:s/></text:p>
      <text:p text:style-name="Text_20_body">antlr: Download and build source package antlr-2.7.7 from <text:a xlink:type="simple" xlink:href="http://www.antlr.org/">www.antlr.org</text:a>. On fedora configure with './configure --disable-csharp'. </text:p>
      <text:p text:style-name="Text_20_body">Hints: </text:p>
      <text:list xml:id="list1969447711" text:style-name="L1">
        <text:list-item>
          <text:p text:style-name="P13">You may have to rename /usr/bin/jikes and /usr/bin/java temporary during configure.</text:p>
        </text:list-item>
        <text:list-item>
          <text:p text:style-name="P13"><text:soft-page-break/>Include &lt;strings.h&gt; in lib/cpp/antrl/CharScanner.hpp </text:p>
        </text:list-item>
      </text:list>
      <text:p text:style-name="Text_20_body"/>
      <text:p text:style-name="Text_20_body">There has to be a valid display when building proview. </text:p>
      <text:p text:style-name="Text_20_body"/>
      <text:h text:style-name="Heading_20_2" text:outline-level="2">Pwre</text:h>
      <text:p text:style-name="Text_20_body">Before starting pwre, two env variables has to be defined. One that points to the catalog of the pwre script, $pwre_bin, and one that states the name of the file where the environments are stored, $pwre_env_db. You also have to execute a setup script, $pwre_bin/pwre_function. In the example below, the source code is located in /data0/x4-7-0/pwr and the database is placed on the home directory.</text:p>
      <text:p text:style-name="Text_20_body"/>
      <text:p text:style-name="Code2">&gt; export pwre_env_db=~/pwre_en_db</text:p>
      <text:p text:style-name="Code2">&gt; export pwre_bin=/data0/x4-7-0/pwr/src/tools/pwre/src/os_linux</text:p>
      <text:p text:style-name="Code2">&gt; source $pwre_bin/pwre_function</text:p>
      <text:p text:style-name="Text_20_body"/>
      <text:p text:style-name="Text_20_body">You then create the directory where the build tree is to be placed, in this example /data0/x4-7-0/rls.</text:p>
      <text:p text:style-name="Code2">&gt; mkdir /data0/x4-7-0/rls</text:p>
      <text:p text:style-name="Code2"/>
      <text:p text:style-name="Text_20_body">Now we can create the environment named x470</text:p>
      <text:p text:style-name="Code2">&gt; pwre add x470</text:p>
      <text:p text:style-name="Code2">Source root [] ? /data0/x4-7-0/pwr/src</text:p>
      <text:p text:style-name="Code2">Import root [] ?</text:p>
      <text:p text:style-name="Code2">Build root [] ? /data0/x4-7-0/rls</text:p>
      <text:p text:style-name="Code2">Build type [dbg] ?</text:p>
      <text:p text:style-name="Code2">OS [linux] ?</text:p>
      <text:p text:style-name="Code2">Hardware [x86] ?</text:p>
      <text:p text:style-name="Code2">Description [] ? Version V4.7.0</text:p>
      <text:p text:style-name="Text_20_body"/>
      <text:p text:style-name="Text_20_body">Note that in 'Source root' the root of the rt-module is stated, not the actual source root which is /data0/x4-7-0/pwr.</text:p>
      <text:p text:style-name="Text_20_body">The command 'pwre list' shows stored environments.</text:p>
      <text:p text:style-name="Code2">&gt; pwre list</text:p>
      <text:p text:style-name="Code2">-- Defined environments:</text:p>
      <text:p text:style-name="Code2">x470 <text:s text:c="13"/>Version V4.7.0</text:p>
      <text:p text:style-name="Text_20_body"/>
      <text:p text:style-name="Text_20_body">With the command 'pwre init' you attach an environment, that is you define a number of env variables that point to the source tree and the build tree. This has to be done in every session where you work with the environment.</text:p>
      <text:p text:style-name="P6">&gt; pwre init x470</text:p>
      <text:p text:style-name="Text_20_body">Here are some useable env variables that is defined</text:p>
      <table:table table:name="Table4" table:style-name="Table4">
        <table:table-column table:style-name="Table4.A"/>
        <table:table-column table:style-name="Table4.B"/>
        <table:table-row>
          <table:table-cell table:style-name="Table4.A1" office:value-type="string">
            <text:p text:style-name="Text_20_body">$pwre_croot</text:p>
          </table:table-cell>
          <table:table-cell table:style-name="Table4.B1" office:value-type="string">
            <text:p text:style-name="Text_20_body">The source root (/data0/x4-7-0/pwr)</text:p>
          </table:table-cell>
        </table:table-row>
        <text:soft-page-break/>
        <table:table-row>
          <table:table-cell table:style-name="Table4.A2" office:value-type="string">
            <text:p text:style-name="Text_20_body">$pwre_sroot</text:p>
          </table:table-cell>
          <table:table-cell table:style-name="Table4.B2" office:value-type="string">
            <text:p text:style-name="Text_20_body">The source root for the current module</text:p>
          </table:table-cell>
        </table:table-row>
        <table:table-row>
          <table:table-cell table:style-name="Table4.A2" office:value-type="string">
            <text:p text:style-name="Text_20_body">$pwre_broot</text:p>
          </table:table-cell>
          <table:table-cell table:style-name="Table4.B2" office:value-type="string">
            <text:p text:style-name="Text_20_body">The build root (/data0/x4-7-0/rls).</text:p>
          </table:table-cell>
        </table:table-row>
        <table:table-row>
          <table:table-cell table:style-name="Table4.A2" office:value-type="string">
            <text:p text:style-name="Text_20_body">$pwr_eexe</text:p>
          </table:table-cell>
          <table:table-cell table:style-name="Table4.B2" office:value-type="string">
            <text:p text:style-name="Text_20_body">The common exe directory in the build tree ($pwre_broot/os_linux/hw_x86/exp/exe). </text:p>
          </table:table-cell>
        </table:table-row>
        <table:table-row>
          <table:table-cell table:style-name="Table4.A2" office:value-type="string">
            <text:p text:style-name="Text_20_body">$pwre_elib</text:p>
          </table:table-cell>
          <table:table-cell table:style-name="Table4.B2" office:value-type="string">
            <text:p text:style-name="Text_20_body">The common lib directory in the build tree ($pwre_broot/os_linux/hw_x86/exp/lib)</text:p>
          </table:table-cell>
        </table:table-row>
        <table:table-row>
          <table:table-cell table:style-name="Table4.A2" office:value-type="string">
            <text:p text:style-name="Text_20_body">$pwr_exe</text:p>
          </table:table-cell>
          <table:table-cell table:style-name="Table4.B2" office:value-type="string">
            <text:p text:style-name="Text_20_body">The exe directory for the current module.</text:p>
          </table:table-cell>
        </table:table-row>
        <table:table-row>
          <table:table-cell table:style-name="Table4.A2" office:value-type="string">
            <text:p text:style-name="Text_20_body">$pwr_lib</text:p>
          </table:table-cell>
          <table:table-cell table:style-name="Table4.B2" office:value-type="string">
            <text:p text:style-name="Text_20_body">The lib directory for the current module.</text:p>
          </table:table-cell>
        </table:table-row>
      </table:table>
      <text:p text:style-name="Text_20_body"/>
      <text:h text:style-name="Heading_20_3" text:outline-level="3">Create directories in the build tree</text:h>
      <text:p text:style-name="Text_20_body">The next step is to create all the directories of the build tree</text:p>
      <text:p text:style-name="P6">&gt; pwre create_all_modules</text:p>
      <text:h text:style-name="Heading_20_3" text:outline-level="3">Configure</text:h>
      <text:p text:style-name="Text_20_body"><text:span text:style-name="T3">pwre create_all_modules</text:span> calls a configure function that examines the environment and creates a file configuration file <text:span text:style-name="T3">$pwre_broot/pwre_'platform'.cnf</text:span> to adapt the build to the current installation. If you install additional packages you should run the configure function again to update the configuration file.</text:p>
      <text:p text:style-name="P6">&gt; pwre configure</text:p>
      <text:h text:style-name="Heading_20_3" text:outline-level="3">Complete build</text:h>
      <text:p text:style-name="Text_20_body">This command build all modules, i.e. perform a complete build of Proview.</text:p>
      <text:p text:style-name="P6">&gt; pwre build_all_modules</text:p>
      <text:p text:style-name="Text_20_body">By default this command will build for flavor gtk, if you want to build for motif instead, motif is added as argument</text:p>
      <text:p text:style-name="P6">&gt; pwre build_all_modules motif</text:p>
      <text:h text:style-name="Heading_20_3" text:outline-level="3">Build a component</text:h>
      <text:p text:style-name="Text_20_body">When working with development of a part of Proview, you often make changes that affects one or a couple of components. To build an individual component you first have to set up the module.</text:p>
      <text:p text:style-name="P6">&gt; pwre module 'module'</text:p>
      <text:p text:style-name="Text_20_body">You then build the component with the command</text:p>
      <text:p text:style-name="P6">&gt; pwre build 'type' 'component' 'flavor'</text:p>
      <text:p text:style-name="Text_20_body">When the building is performed, the result is stored in the build tree for the current module. This now has to be merged with the exp directory in the build tree</text:p>
      <text:p text:style-name="P6">&gt; pwre merge</text:p>
      <text:p text:style-name="P7"><text:soft-page-break/>Example</text:p>
      <text:p text:style-name="Text_20_body">If a modification is made in lib/wb/src in the wb module, the command is:</text:p>
      <text:p text:style-name="P6">&gt; pwre module wb</text:p>
      <text:p text:style-name="P6">&gt; pwre build lib wb src</text:p>
      <text:p text:style-name="P6">&gt; pwre merge</text:p>
      <text:h text:style-name="Heading_20_4" text:outline-level="4">Phase</text:h>
      <text:p text:style-name="Text_20_body">The build is divided in four phases: init, copy, lib and exe.</text:p>
      <text:p text:style-name="Text_20_body">The basic idea is that the init phase creates directories and archives needed for the build, the copy phase copies include files and other files, the lib phase compiles c, c++ and java files, and finally the exe phase links the exe files. This goes for lib and exe components, for other components the phases are use somewhat different. </text:p>
      <text:p text:style-name="Text_20_body">The phase can be specified in the pwre command when building a component as the fifth argument, for example</text:p>
      <text:p text:style-name="P6">&gt; pwre build lib wb src copy</text:p>
      <text:p text:style-name="Text_20_body">where the last copy is the phase. If the phase is left out, all four phases are executed.</text:p>
      <text:p text:style-name="Text_20_body">Below follows a description of what is executed in the phases for different components.</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Type</text:p>
          </table:table-cell>
          <table:table-cell table:style-name="Table17.A1" office:value-type="string">
            <text:p text:style-name="Table_20_Heading">Phase</text:p>
          </table:table-cell>
          <table:table-cell table:style-name="Table17.C1" office:value-type="string">
            <text:p text:style-name="Table_20_Heading">Description</text:p>
          </table:table-cell>
        </table:table-row>
        <table:table-row>
          <table:table-cell table:style-name="Table17.A2" table:number-rows-spanned="4" office:value-type="string">
            <text:p text:style-name="Table_20_Contents">lib</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lib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nverts pdr and xdr files to h files, and copies h and hpp files to $pwr_einc.</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all c and cpp files that has the component name as prefix. The resultant object modules are store in the build directory. Creates an archive on $pwr_elib and inserts the object modu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exe</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exe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pies all h and hpp files with the component name as prefix to $pwr_einc.</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all c and cpp files. The resultant object modules are store in the build directory.</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Links with the link command defined in the link_rule.mk file. Places the resultant executable on $pwr_eexe.</text:p>
          </table:table-cell>
        </table:table-row>
        <table:table-row>
          <table:table-cell table:style-name="Table17.A2" table:number-rows-spanned="4" office:value-type="string">
            <text:p text:style-name="Table_20_Contents">wbl</text:p>
          </table:table-cell>
          <table:table-cell table:style-name="Table17.A2" office:value-type="string">
            <text:p text:style-name="Table_20_Contents">init</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reate includfiles with c structs and c++ classes for all classes in the volume. These files pwr_'volume'classes.h and pwr_'volume'classes.hpp are placed on $pwr_einc. Also copies pwg and pwsg files to $pwr_eexe and flw files to $pwr_eload.</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reates a dbs file on $pwr_eload, 'volume'.db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Creates documentation for the volume, help-files, html-files, postscript and pdf-files. </text:p>
          </table:table-cell>
        </table:table-row>
        <text:soft-page-break/>
        <table:table-row>
          <table:table-cell table:style-name="Table17.A2" table:number-rows-spanned="4" office:value-type="string">
            <text:p text:style-name="Table_20_Contents">msg</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msg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Generates h-files for the status codes on $pwr_einc, and c-files (cmsg) with the text on the build directory.</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the cmsg fi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exp</text:p>
          </table:table-cell>
          <table:table-cell table:style-name="Table17.A2" office:value-type="string">
            <text:p text:style-name="Table_20_Contents">init</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pies different files, h, hpp, pwg, sh, pwr_com etc.</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c and cpp fi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mmi</text:p>
          </table:table-cell>
          <table:table-cell table:style-name="Table17.A2" office:value-type="string">
            <text:p text:style-name="Table_20_Contents">init</text:p>
          </table:table-cell>
          <table:table-cell table:style-name="Table17.C2" office:value-type="string">
            <text:p text:style-name="Table_20_Contents">- </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pies pwg, pwsg and png files to $pwr_eexe. Compiles uil-files to uid-files on $pwr_eexe.</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jpwr</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jpwr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java files to class-files on the build directory. Creates a java archive on $pwr_elib and inserts classes and gif-fi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
      <text:p text:style-name="Text_20_body"/>
      <text:h text:style-name="Heading_20_3" text:outline-level="3">Method dependent exe components</text:h>
      <text:p text:style-name="Text_20_body">There are three components that has to be built with a special command to bring forward various types of methods at the build. This concerns wb/exe/wb, xtt/exe/rt_xtt and src/exe/rt_io_comm. Those are built with the command 'pwre method_build'.</text:p>
      <text:p text:style-name="P6">&gt; pwre method_build wb gtk</text:p>
      <text:p text:style-name="P6">&gt; pwre method_build rt_xtt gtk</text:p>
      <text:p text:style-name="P6">&gt; pwre method_build rt_io_comm</text:p>
      <text:h text:style-name="Heading_20_3" text:outline-level="3">Build with an import root</text:h>
      <text:p text:style-name="Text_20_body">From V4.7.0.</text:p>
      <text:p text:style-name="Text_20_body">When building a common release on different platforms, the version of the loadfiles should be the same on all the platforms. This can be achieved by defining an import root. The idea is to build the dbs-files on one platform, and define import roots on the other, and the copy the dbs-files form the import root, instead of building them.</text:p>
      <text:p text:style-name="Text_20_body">When creating the environment with 'pwre add' the import root is stated. In the exemple below it resides on a remote node, pwrdeb. </text:p>
      <text:p text:style-name="Code2">&gt; pwre show </text:p>
      <text:p text:style-name="Code2"><text:soft-page-break/>-- </text:p>
      <text:p text:style-name="Code2">-- Environment <text:s text:c="3"/>: x470_64</text:p>
      <text:p text:style-name="Code2">-- Module.........: rt </text:p>
      <text:p text:style-name="Code2">-- Source root....: /data0/x4-7-0/pwr/src </text:p>
      <text:p text:style-name="Code2">-- Import root....: pwr@pwrdeb:/data0/x4-7-0/rls/os_linux/hw_x86 </text:p>
      <text:p text:style-name="Code2">-- Build root.....: /data0/x4-7-0_rt/rls </text:p>
      <text:p text:style-name="Code2">-- Build type.....: dbg </text:p>
      <text:p text:style-name="Code2">-- OS.............: linux </text:p>
      <text:p text:style-name="Code2">-- Hardware.......: x86 </text:p>
      <text:p text:style-name="Code2">-- Description....: X4.7.0 on 64 bit debian</text:p>
      <text:p text:style-name="Text_20_body"/>
      <text:p text:style-name="Text_20_body">Create the build tree directories</text:p>
      <text:p text:style-name="P6">&gt; pwre create_all_modules</text:p>
      <text:p text:style-name="Text_20_body">Import the dbs files from the import root</text:p>
      <text:p text:style-name="P6">&gt; pwre import dbs</text:p>
      <text:p text:style-name="Text_20_body">Build all the modules</text:p>
      <text:p text:style-name="P6">&gt; pwre build_all_modules</text:p>
      <text:h text:style-name="P16" text:outline-level="3">Build <text:span text:style-name="T5">for embedded platforms</text:span></text:h>
      <text:p text:style-name="P14"><text:span text:style-name="T5">When building for embedded systems with a cross compiler, it's not possible to build a complete release with the development environment. Instead some files generated from the development environment is imported from a complete release. In pwre the path to this import release is stated, and with the 'pwre import' command files are imported.</text:span></text:p>
      <text:p text:style-name="P14"><text:span text:style-name="T5">A cross compiler has to be defined with the environment variables pwre_cc, pwre_cxx and pwre_ar <text:s/></text:span><text:span text:style-name="T6">that should</text:span><text:span text:style-name="T5"> point at the c, c++ compiler and the archive program ar.</text:span></text:p>
      <text:p text:style-name="P14"><text:span text:style-name="T6">For the build, some programs has to be executed and pwre_host_exe should point to the exe directory of an release of the development platform, usually the same release as the import root.</text:span></text:p>
      <text:p text:style-name="P14"><text:span text:style-name="T6">We begin wit</text:span><text:span text:style-name="T8">h</text:span><text:span text:style-name="T6"> defining the pwre links to the compiler tools. In the example we are building for Rasp</text:span><text:span text:style-name="T8">b</text:span><text:span text:style-name="T6">erry Pi.</text:span></text:p>
      <text:p text:style-name="P24"><text:span text:style-name="T6"></text:span><text:span text:style-name="T7">export pwre_cc=/usr/local/rpi/raspbian/bin/arm-linux-gnueabihf-gcc</text:span></text:p>
      <text:p text:style-name="P23"><text:span text:style-name="T6">export pwre_cxx=/usr/local/rpi/raspbian/bin/arm-linux-gnueabihf-g++</text:span></text:p>
      <text:p text:style-name="P23"><text:span text:style-name="T6">export pwre_ar=/usr/local/rpi/raspbian/bin/arm-linux-gnueabihf-ar</text:span></text:p>
      <text:p text:style-name="P14"><text:span text:style-name="T6"></text:span></text:p>
      <text:p text:style-name="P14"><text:span text:style-name="T6">Define a link to the exe directory of the host release</text:span></text:p>
      <text:p text:style-name="P24"><text:span text:style-name="T6">export pwre_host_exe=/data1/x5-0-0/rls/os_linux/hw_x86/exp/exe</text:span></text:p>
      <text:p text:style-name="P24"><text:span text:style-name="T6"></text:span></text:p>
      <text:p text:style-name="P14"><text:span text:style-name="T6">Create an pwre environment for the rpi release with hardware arm</text:span></text:p>
      <text:p text:style-name="P24"><text:span text:style-name="T6">pwre add x500rpi</text:span></text:p>
      <text:p text:style-name="P24"><text:span text:style-name="T6">Source root? /data0/x5-0-0/pwr/src</text:span></text:p>
      <text:p text:style-name="P24"><text:span text:style-name="T6">Import root? /data0/x5-0-0/rls/os_linux/hw_x86</text:span></text:p>
      <text:p text:style-name="P24"><text:span text:style-name="T6">Build root? /data0/x5-0-0/rls</text:span></text:p>
      <text:p text:style-name="P24"><text:span text:style-name="T6">Build type?</text:span></text:p>
      <text:p text:style-name="P24"><text:span text:style-name="T6">OS? linux</text:span></text:p>
      <text:p text:style-name="P24"><text:span text:style-name="T6">Hardware? arm</text:span></text:p>
      <text:p text:style-name="P24"><text:span text:style-name="T6"></text:span></text:p>
      <text:p text:style-name="P14"><text:soft-page-break/><text:span text:style-name="T6">Build </text:span><text:span text:style-name="T8">the </text:span><text:span text:style-name="T6">arm release</text:span></text:p>
      <text:p text:style-name="P24"><text:span text:style-name="T6">pwre init x500rpi</text:span></text:p>
      <text:p text:style-name="P24"><text:span text:style-name="T6">mkdir $pwre_broot</text:span></text:p>
      <text:p text:style-name="P24"><text:span text:style-name="T6">pwre configure --ebuild</text:span></text:p>
      <text:p text:style-name="P24"><text:span text:style-name="T6">pwre create_all_modules</text:span></text:p>
      <text:p text:style-name="P24"><text:span text:style-name="T6">pwre import rt</text:span></text:p>
      <text:p text:style-name="P24"><text:span text:style-name="T6">pwre import java</text:span></text:p>
      <text:p text:style-name="P24"><text:span text:style-name="T6">pwre ebuild rt</text:span></text:p>
      <text:p text:style-name="P25"/>
      <text:p text:style-name="P14"><text:span text:style-name="T9">In the above example the embedded release root is common with the host release and probably already defined int the project list. If another root is used it should </text:span><text:span text:style-name="T8">be given a version name in the project list, $pwra_db/pwr_projectlist.dat, eg</text:span></text:p>
      <text:p text:style-name="Code2"><text:span text:style-name="T9">%base X5.0.0rpi<text:tab/>/data0/x5-0-0/rls</text:span></text:p>
      <text:p text:style-name="Code2"><text:span text:style-name="T9"/></text:p>
      <text:p text:style-name="P14"><text:span text:style-name="T8">As </text:span>default this will build the runtime part of all modules. It is possible to disable the build of not needed modules by editing the ebuild.dat file on $pwre_bin.</text:p>
      <text:p text:style-name="Code2">bcomp <text:s text:c="9"/>1 </text:p>
      <text:p text:style-name="Code2">java <text:s text:c="10"/>1 </text:p>
      <text:p text:style-name="Code2">remote<text:tab/><text:tab/>1 </text:p>
      <text:p text:style-name="Code2">nmps<text:tab/><text:tab/> <text:s text:c="4"/>1 </text:p>
      <text:p text:style-name="Code2">sev<text:tab/><text:tab/> <text:s text:c="4"/>1 </text:p>
      <text:p text:style-name="Code2">opc<text:tab/><text:tab/> <text:s text:c="4"/>1 </text:p>
      <text:p text:style-name="Code2">profibus<text:tab/> <text:s text:c="4"/>1 </text:p>
      <text:p text:style-name="Code2">otherio<text:tab/><text:tab/>1 </text:p>
      <text:p text:style-name="Code2">ssabox<text:tab/><text:tab/>1 </text:p>
      <text:p text:style-name="Code2">tlog<text:tab/><text:tab/> <text:s text:c="4"/>1 </text:p>
      <text:p text:style-name="Code2">othermanu<text:tab/> <text:s text:c="4"/>1 </text:p>
      <text:p text:style-name="Code2">abb <text:tab/><text:tab/> <text:s text:c="4"/>1 </text:p>
      <text:p text:style-name="Code2">siemens <text:tab/> <text:s text:c="4"/>1 </text:p>
      <text:p text:style-name="Code2">klocknermoeller 1 </text:p>
      <text:p text:style-name="Code2">inor<text:tab/><text:tab/> <text:s text:c="4"/>1 </text:p>
      <text:p text:style-name="Code2">telemecanique<text:tab/>1</text:p>
      <text:p text:style-name="Code2"/>
      <text:p text:style-name="Text_20_body">If 1 is exchanged to 0 for a module, this module will not be built. Note there can be a dependency between modules. The seimens and abb modules are, for example, dependent on the profibus module.</text:p>
      <text:h text:style-name="Heading_20_4" text:outline-level="4"><text:span text:style-name="T8">Configure</text:span> a<text:span text:style-name="T8">n embedded</text:span> project</text:h>
      <text:p text:style-name="P14">Normally there is also a need to build a project on the runtime only release. The project has to point at the complete release, because that's where the development environment is present, but the build command for the node and plcprogram has to be directed to the runtime only release. To do this you set the operating system for the node, and for the root volume to CustomBuild, <text:span text:style-name="T8">and create a CustomBuild object below the NodeConfig object for the node in the directory volume. In the CustomBuild object the cross compiler tools </text:span><text:span text:style-name="T9">are stated.</text:span></text:p>
      <text:p text:style-name="P15"><draw:frame draw:style-name="fr2" draw:name="graphics2" text:anchor-type="paragraph" svg:width="16.999cm" svg:height="11.275cm" draw:z-index="1"><draw:image xlink:href="Pictures/10000000000002C6000001D73BD275EC.png" xlink:type="simple" xlink:show="embed" xlink:actuate="onLoad"/></draw:frame><text:soft-page-break/><text:span text:style-name="T9">Fig CustomBuild object defining the embedded environment</text:span></text:p>
      <text:p text:style-name="P10"/>
      <text:h text:style-name="Heading_20_3" text:outline-level="3">Build operator environment only</text:h>
      <text:p text:style-name="Text_20_body">From V4.7.0</text:p>
      <text:p text:style-name="Text_20_body">Building an release with only the operator environment is made in a similar way. As this includes the runtime environment, runtime is build first as described in the previous section. Then the operator is build with</text:p>
      <text:p text:style-name="Code2">&gt; pwre import op</text:p>
      <text:p text:style-name="Code2">&gt; pwre ebuild op</text:p>
      <text:p text:style-name="Code2"/>
      <text:p text:style-name="Text_20_body"/>
      <text:h text:style-name="Heading_20_1" text:outline-level="1">Appendix A </text:h>
      <text:h text:style-name="Heading_20_2" text:outline-level="2">Component overview</text:h>
      <text:h text:style-name="Heading_20_3" text:outline-level="3">Module rt</text:h>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Table_20_Heading">Component</text:p>
          </table:table-cell>
          <table:covered-table-cell/>
          <table:table-cell table:style-name="Table5.C1" office:value-type="string">
            <text:p text:style-name="Table_20_Heading">Description</text:p>
          </table:table-cell>
        </table:table-row>
        <table:table-row>
          <table:table-cell table:style-name="Table5.A2" table:number-rows-spanned="4" office:value-type="string">
            <text:p text:style-name="Table_20_Contents">lib</text:p>
          </table:table-cell>
          <table:table-cell table:style-name="Table5.A2" office:value-type="string">
            <text:p text:style-name="Table_20_Contents">co</text:p>
          </table:table-cell>
          <table:table-cell table:style-name="Table5.C2" office:value-type="string">
            <text:p text:style-name="Table_20_Contents">Contains common functions for runtime and development environment, e.g. time functions, command line interpreter, handling of different languages, xml parser.</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This is the basic runtime library with functions for the runtime environment, e.g. the realtime database, handling of alarms and events, plc, io handling, subscriptions etc.</text:p>
          </table:table-cell>
        </table:table-row>
        <table:table-row>
          <table:covered-table-cell/>
          <table:table-cell table:style-name="Table5.A2" office:value-type="string">
            <text:p text:style-name="Table_20_Contents">dtt</text:p>
          </table:table-cell>
          <table:table-cell table:style-name="Table5.C2" office:value-type="string">
            <text:p text:style-name="Table_20_Contents">Contains the system pictures in rt_rtt.</text:p>
          </table:table-cell>
        </table:table-row>
        <table:table-row>
          <table:covered-table-cell/>
          <table:table-cell table:style-name="Table5.A2" office:value-type="string">
            <text:p text:style-name="Table_20_Contents">msg_dummy</text:p>
          </table:table-cell>
          <table:table-cell table:style-name="Table5.C2" office:value-type="string">
            <text:p text:style-name="Table_20_Contents">?</text:p>
          </table:table-cell>
        </table:table-row>
        <table:table-row>
          <table:table-cell table:style-name="Table5.A2" table:number-rows-spanned="7" office:value-type="string">
            <text:p text:style-name="Table_20_Contents">msg</text:p>
          </table:table-cell>
          <table:table-cell table:style-name="Table5.A2" office:value-type="string">
            <text:p text:style-name="Table_20_Contents">co</text:p>
          </table:table-cell>
          <table:table-cell table:style-name="Table5.C2" office:value-type="string">
            <text:p text:style-name="Table_20_Contents">Msg-files for lib/co.</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Msg-files for lib/rt och exe/rt_*.</text:p>
          </table:table-cell>
        </table:table-row>
        <table:table-row>
          <table:covered-table-cell/>
          <table:table-cell table:style-name="Table5.A2" office:value-type="string">
            <text:p text:style-name="Table_20_Contents">flow</text:p>
          </table:table-cell>
          <table:table-cell table:style-name="Table5.C2" office:value-type="string">
            <text:p text:style-name="Table_20_Contents">Msg-files for xtt/lib/flow.</text:p>
          </table:table-cell>
        </table:table-row>
        <table:table-row>
          <table:covered-table-cell/>
          <table:table-cell table:style-name="Table5.A2" office:value-type="string">
            <text:p text:style-name="Table_20_Contents">glow</text:p>
          </table:table-cell>
          <table:table-cell table:style-name="Table5.C2" office:value-type="string">
            <text:p text:style-name="Table_20_Contents">Msg-files for xtt/lib/glow.</text:p>
          </table:table-cell>
        </table:table-row>
        <table:table-row>
          <table:covered-table-cell/>
          <table:table-cell table:style-name="Table5.A2" office:value-type="string">
            <text:p text:style-name="Table_20_Contents">ge</text:p>
          </table:table-cell>
          <table:table-cell table:style-name="Table5.C2" office:value-type="string">
            <text:p text:style-name="Table_20_Contents">Msg-files for xtt/lib/ge.</text:p>
          </table:table-cell>
        </table:table-row>
        <table:table-row>
          <table:covered-table-cell/>
          <table:table-cell table:style-name="Table5.A2" office:value-type="string">
            <text:p text:style-name="Table_20_Contents">rs</text:p>
          </table:table-cell>
          <table:table-cell table:style-name="Table5.C2" office:value-type="string">
            <text:p text:style-name="Table_20_Contents">Msg-files for the modules remote, nmps, ssabox och tlog.</text:p>
          </table:table-cell>
        </table:table-row>
        <table:table-row>
          <table:covered-table-cell/>
          <table:table-cell table:style-name="Table5.A2" office:value-type="string">
            <text:p text:style-name="Table_20_Contents">wb</text:p>
          </table:table-cell>
          <table:table-cell table:style-name="Table5.C2" office:value-type="string">
            <text:p text:style-name="Table_20_Contents">Msg-files for wb/lib/wb.</text:p>
          </table:table-cell>
        </table:table-row>
        <table:table-row>
          <table:table-cell table:style-name="Table5.A2" table:number-rows-spanned="4" office:value-type="string">
            <text:p text:style-name="Table_20_Contents">wbl</text:p>
          </table:table-cell>
          <table:table-cell table:style-name="Table5.A2" office:value-type="string">
            <text:p text:style-name="Table_20_Contents">pwrs</text:p>
          </table:table-cell>
          <table:table-cell table:style-name="Table5.C2" office:value-type="string">
            <text:p text:style-name="Table_20_Contents">Classvolume pwrs, system classes.</text:p>
          </table:table-cell>
        </table:table-row>
        <table:table-row>
          <table:covered-table-cell/>
          <table:table-cell table:style-name="Table5.A2" office:value-type="string">
            <text:p text:style-name="Table_20_Contents">pwrb</text:p>
          </table:table-cell>
          <table:table-cell table:style-name="Table5.C2" office:value-type="string">
            <text:p text:style-name="Table_20_Contents">Classvolume pwrb, base classes.</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Shared volume rt. Contains sound objects.</text:p>
          </table:table-cell>
        </table:table-row>
        <table:table-row>
          <table:covered-table-cell/>
          <table:table-cell table:style-name="Table5.A2" office:value-type="string">
            <text:p text:style-name="Table_20_Contents">wb</text:p>
          </table:table-cell>
          <table:table-cell table:style-name="Table5.C2" office:value-type="string">
            <text:p text:style-name="Table_20_Contents">WorkBenchVolume. Contains list descriptors.</text:p>
          </table:table-cell>
        </table:table-row>
        <table:table-row>
          <table:table-cell table:style-name="Table5.A2" office:value-type="string">
            <text:p text:style-name="Table_20_Contents">mmi</text:p>
          </table:table-cell>
          <table:table-cell table:style-name="Table5.A2" office:value-type="string">
            <text:p text:style-name="Table_20_Contents">co</text:p>
          </table:table-cell>
          <table:table-cell table:style-name="Table5.C2" office:value-type="string">
            <text:p text:style-name="Table_20_Contents">Common picture files.</text:p>
          </table:table-cell>
        </table:table-row>
        <table:table-row>
          <table:table-cell table:style-name="Table5.A2" table:number-rows-spanned="4" office:value-type="string">
            <text:p text:style-name="Table_20_Contents">exp</text:p>
          </table:table-cell>
          <table:table-cell table:style-name="Table5.A2" office:value-type="string">
            <text:p text:style-name="Table_20_Contents">com</text:p>
          </table:table-cell>
          <table:table-cell table:style-name="Table5.C2" office:value-type="string">
            <text:p text:style-name="Table_20_Contents">Shell scripts and command files.</text:p>
          </table:table-cell>
        </table:table-row>
        <table:table-row>
          <table:covered-table-cell/>
          <table:table-cell table:style-name="Table5.A2" office:value-type="string">
            <text:p text:style-name="Table_20_Contents">inc</text:p>
          </table:table-cell>
          <table:table-cell table:style-name="Table5.C2" office:value-type="string">
            <text:p text:style-name="Table_20_Contents">Include-files for basic types, classes and definitions.</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Various files.</text:p>
          </table:table-cell>
        </table:table-row>
        <table:table-row>
          <table:covered-table-cell/>
          <table:table-cell table:style-name="Table5.A2" office:value-type="string">
            <text:p text:style-name="Table_20_Contents">stdsoap2</text:p>
          </table:table-cell>
          <table:table-cell table:style-name="Table5.C2" office:value-type="string">
            <text:p text:style-name="Table_20_Contents">Files for gsoap, used by the status server.</text:p>
          </table:table-cell>
        </table:table-row>
        <table:table-row>
          <table:table-cell table:style-name="Table5.A2" table:number-rows-spanned="23" office:value-type="string">
            <text:p text:style-name="Table_20_Contents">exe</text:p>
          </table:table-cell>
          <table:table-cell table:style-name="Table5.A2" office:value-type="string">
            <text:p text:style-name="Table_20_Contents">co_convert</text:p>
          </table:table-cell>
          <table:table-cell table:style-name="Table5.C2" office:value-type="string">
            <text:p text:style-name="Table_20_Contents">Program to generate h-files and convert between different formats.</text:p>
            <text:p text:style-name="Table_20_Contents">Generates h and hpp files for class volumes from wb_load files, converts from xtt-help files to pdf, postscript and html etc.</text:p>
          </table:table-cell>
        </table:table-row>
        <table:table-row>
          <table:covered-table-cell/>
          <table:table-cell table:style-name="Table5.A2" office:value-type="string">
            <text:p text:style-name="Table_20_Contents">co_merge</text:p>
          </table:table-cell>
          <table:table-cell table:style-name="Table5.C2" office:value-type="string">
            <text:p text:style-name="Table_20_Contents">Used by pwre when handling modules.</text:p>
          </table:table-cell>
        </table:table-row>
        <table:table-row>
          <table:covered-table-cell/>
          <table:table-cell table:style-name="Table5.A2" office:value-type="string">
            <text:p text:style-name="Table_20_Contents">pwr_user</text:p>
          </table:table-cell>
          <table:table-cell table:style-name="Table5.C2" office:value-type="string">
            <text:p text:style-name="Table_20_Contents">Command interface to the user database.</text:p>
          </table:table-cell>
        </table:table-row>
        <table:table-row>
          <table:covered-table-cell/>
          <table:table-cell table:style-name="Table5.A2" office:value-type="string">
            <text:p text:style-name="Table_20_Contents">rt_bck</text:p>
          </table:table-cell>
          <table:table-cell table:style-name="Table5.C2" office:value-type="string">
            <text:p text:style-name="Table_20_Contents">Backup of objects in the realtime database.</text:p>
          </table:table-cell>
        </table:table-row>
        <table:table-row>
          <table:covered-table-cell/>
          <table:table-cell table:style-name="Table5.A2" office:value-type="string">
            <text:p text:style-name="Table_20_Contents">rt_bck_dump</text:p>
          </table:table-cell>
          <table:table-cell table:style-name="Table5.C2" office:value-type="string">
            <text:p text:style-name="Table_20_Contents">Create a dump from the backup file.</text:p>
          </table:table-cell>
        </table:table-row>
        <table:table-row>
          <table:covered-table-cell/>
          <table:table-cell table:style-name="Table5.A2" office:value-type="string">
            <text:p text:style-name="Table_20_Contents">rt_elog</text:p>
          </table:table-cell>
          <table:table-cell table:style-name="Table5.C2" office:value-type="string">
            <text:p text:style-name="Table_20_Contents">The event log server. Stores event and alarms in a database.</text:p>
          </table:table-cell>
        </table:table-row>
        <table:table-row>
          <table:covered-table-cell/>
          <table:table-cell table:style-name="Table5.A2" office:value-type="string">
            <text:p text:style-name="Table_20_Contents">rt_emon</text:p>
          </table:table-cell>
          <table:table-cell table:style-name="Table5.C2" office:value-type="string">
            <text:p text:style-name="Table_20_Contents">Event monitor. Handles alarms and events.</text:p>
          </table:table-cell>
        </table:table-row>
        <table:table-row>
          <table:covered-table-cell/>
          <table:table-cell table:style-name="Table5.A2" office:value-type="string">
            <text:p text:style-name="Table_20_Contents">rt_fast</text:p>
          </table:table-cell>
          <table:table-cell table:style-name="Table5.C2" office:value-type="string">
            <text:p text:style-name="Table_20_Contents">Handles fast curves.</text:p>
          </table:table-cell>
        </table:table-row>
        <table:table-row>
          <table:covered-table-cell/>
          <table:table-cell table:style-name="Table5.A2" office:value-type="string">
            <text:p text:style-name="Table_20_Contents">rt_ini</text:p>
          </table:table-cell>
          <table:table-cell table:style-name="Table5.C2" office:value-type="string">
            <text:p text:style-name="Table_20_Contents">The startup program for the runtime environment. Creates the realtime database and starts the system processes, plcprogram and applications. Also handles the consol logging.</text:p>
          </table:table-cell>
        </table:table-row>
        <table:table-row>
          <table:covered-table-cell/>
          <table:table-cell table:style-name="Table5.A2" office:value-type="string">
            <text:p text:style-name="Table_20_Contents">rt_io_comm</text:p>
          </table:table-cell>
          <table:table-cell table:style-name="Table5.C2" office:value-type="string">
            <text:p text:style-name="Table_20_Contents">Process for I/O handling of units that are not handled by the plc program.</text:p>
          </table:table-cell>
        </table:table-row>
        <table:table-row>
          <table:covered-table-cell/>
          <table:table-cell table:style-name="Table5.A2" office:value-type="string">
            <text:p text:style-name="Table_20_Contents">rt_linksup</text:p>
          </table:table-cell>
          <table:table-cell table:style-name="Table5.C2" office:value-type="string">
            <text:p text:style-name="Table_20_Contents">Supervision of links to other Proview nodes.</text:p>
          </table:table-cell>
        </table:table-row>
        <table:table-row>
          <table:covered-table-cell/>
          <table:table-cell table:style-name="Table5.A2" office:value-type="string">
            <text:p text:style-name="Table_20_Contents">rt_mozilla</text:p>
          </table:table-cell>
          <table:table-cell table:style-name="Table5.C2" office:value-type="string">
            <text:p text:style-name="Table_20_Contents">Program that starts a web browser.</text:p>
          </table:table-cell>
        </table:table-row>
        <table:table-row>
          <table:covered-table-cell/>
          <table:table-cell table:style-name="Table5.A2" office:value-type="string">
            <text:p text:style-name="Table_20_Contents">rt_neth</text:p>
          </table:table-cell>
          <table:table-cell table:style-name="Table5.C2" office:value-type="string">
            <text:p text:style-name="Table_20_Contents">Nethandler. Provides other nodes with information about the realtime database.</text:p>
          </table:table-cell>
        </table:table-row>
        <table:table-row>
          <table:covered-table-cell/>
          <table:table-cell table:style-name="Table5.A2" office:value-type="string">
            <text:p text:style-name="Table_20_Contents">rt_neth_acp</text:p>
          </table:table-cell>
          <table:table-cell table:style-name="Table5.C2" office:value-type="string">
            <text:p text:style-name="Table_20_Contents">Handles links with other Proview nodes.</text:p>
          </table:table-cell>
        </table:table-row>
        <table:table-row>
          <table:covered-table-cell/>
          <table:table-cell table:style-name="Table5.A2" office:value-type="string">
            <text:p text:style-name="Table_20_Contents">rt_prio</text:p>
          </table:table-cell>
          <table:table-cell table:style-name="Table5.C2" office:value-type="string">
            <text:p text:style-name="Table_20_Contents">Sets priority on system and application processes.</text:p>
          </table:table-cell>
        </table:table-row>
        <table:table-row>
          <table:covered-table-cell/>
          <table:table-cell table:style-name="Table5.A2" office:value-type="string">
            <text:p text:style-name="Table_20_Contents">rt_qmon</text:p>
          </table:table-cell>
          <table:table-cell table:style-name="Table5.C2" office:value-type="string">
            <text:p text:style-name="Table_20_Contents">Qcom monitor. Handles communication with other nodes.</text:p>
          </table:table-cell>
        </table:table-row>
        <table:table-row>
          <table:covered-table-cell/>
          <table:table-cell table:style-name="Table5.A2" office:value-type="string">
            <text:p text:style-name="Table_20_Contents">rt_rtt</text:p>
          </table:table-cell>
          <table:table-cell table:style-name="Table5.C2" office:value-type="string">
            <text:p text:style-name="Table_20_Contents">Tool to examine the system and the realtime database from a terminal window.</text:p>
          </table:table-cell>
        </table:table-row>
        <table:table-row>
          <table:covered-table-cell/>
          <table:table-cell table:style-name="Table5.A2" office:value-type="string">
            <text:p text:style-name="Table_20_Contents">rt_sevhistmon</text:p>
          </table:table-cell>
          <table:table-cell table:style-name="Table5.C2" office:value-type="string">
            <text:p text:style-name="Table_20_Contents">Collects history data and sends to storage stations.</text:p>
          </table:table-cell>
        </table:table-row>
        <table:table-row>
          <table:covered-table-cell/>
          <table:table-cell table:style-name="Table5.A2" office:value-type="string">
            <text:p text:style-name="Table_20_Contents">rt_statussrv</text:p>
          </table:table-cell>
          <table:table-cell table:style-name="Table5.C2" office:value-type="string">
            <text:p text:style-name="Table_20_Contents">Provides information about system status for the Supervision Central.</text:p>
          </table:table-cell>
        </table:table-row>
        <table:table-row>
          <table:covered-table-cell/>
          <table:table-cell table:style-name="Table5.A2" office:value-type="string">
            <text:p text:style-name="Table_20_Contents">rt_sysmon</text:p>
          </table:table-cell>
          <table:table-cell table:style-name="Table5.C2" office:value-type="string">
            <text:p text:style-name="Table_20_Contents">System monitor. Supervises the system.</text:p>
          </table:table-cell>
        </table:table-row>
        <table:table-row>
          <table:covered-table-cell/>
          <table:table-cell table:style-name="Table5.A2" office:value-type="string">
            <text:p text:style-name="Table_20_Contents">rt_tmon</text:p>
          </table:table-cell>
          <table:table-cell table:style-name="Table5.C2" office:value-type="string">
            <text:p text:style-name="Table_20_Contents">Timer monitor. Sends subscriptions to operator stations.</text:p>
          </table:table-cell>
        </table:table-row>
        <table:table-row>
          <table:covered-table-cell/>
          <table:table-cell table:style-name="Table5.A2" office:value-type="string">
            <text:p text:style-name="Table_20_Contents">rt_trend</text:p>
          </table:table-cell>
          <table:table-cell table:style-name="Table5.C2" office:value-type="string">
            <text:p text:style-name="Table_20_Contents">Handles trend curves.</text:p>
          </table:table-cell>
        </table:table-row>
        <table:table-row>
          <table:covered-table-cell/>
          <table:table-cell table:style-name="Table5.A2" office:value-type="string">
            <text:p text:style-name="Table_20_Contents">wb_rtt</text:p>
          </table:table-cell>
          <table:table-cell table:style-name="Table5.C2" office:value-type="string">
            <text:p text:style-name="Table_20_Contents">An editor for rt_rtt pictures.</text:p>
          </table:table-cell>
        </table:table-row>
        <table:table-row>
          <table:table-cell table:style-name="Table5.A2" table:number-rows-spanned="5" office:value-type="string">
            <text:p text:style-name="Table_20_Contents">doc</text:p>
          </table:table-cell>
          <table:table-cell table:style-name="Table5.A2" office:value-type="string">
            <text:p text:style-name="Table_20_Contents">man</text:p>
          </table:table-cell>
          <table:table-cell table:style-name="Table5.C2" office:value-type="string">
            <text:p text:style-name="Table_20_Contents">Contains manuals and help texts.</text:p>
          </table:table-cell>
        </table:table-row>
        <table:table-row>
          <table:covered-table-cell/>
          <table:table-cell table:style-name="Table5.A2" office:value-type="string">
            <text:p text:style-name="Table_20_Contents">web</text:p>
          </table:table-cell>
          <table:table-cell table:style-name="Table5.C2" office:value-type="string">
            <text:p text:style-name="Table_20_Contents">Web-files for the documentation home page.</text:p>
          </table:table-cell>
        </table:table-row>
        <table:table-row>
          <table:covered-table-cell/>
          <table:table-cell table:style-name="Table5.A2" office:value-type="string">
            <text:p text:style-name="Table_20_Contents">orm</text:p>
          </table:table-cell>
          <table:table-cell table:style-name="Table5.C2" office:value-type="string">
            <text:p text:style-name="Table_20_Contents">Files for the Object Reference Manual.</text:p>
          </table:table-cell>
        </table:table-row>
        <table:table-row>
          <table:covered-table-cell/>
          <table:table-cell table:style-name="Table5.A2" office:value-type="string">
            <text:p text:style-name="Table_20_Contents">prm</text:p>
          </table:table-cell>
          <table:table-cell table:style-name="Table5.C2" office:value-type="string">
            <text:p text:style-name="Table_20_Contents">Programmer's Reference Manual.</text:p>
          </table:table-cell>
        </table:table-row>
        <table:table-row>
          <table:covered-table-cell/>
          <table:table-cell table:style-name="Table5.A2" office:value-type="string">
            <text:p text:style-name="Table_20_Contents">dox</text:p>
          </table:table-cell>
          <table:table-cell table:style-name="Table5.C2" office:value-type="string">
            <text:p text:style-name="Table_20_Contents">Doxygen definitions.</text:p>
          </table:table-cell>
        </table:table-row>
        <table:table-row>
          <table:table-cell table:style-name="Table5.A2" table:number-rows-spanned="4" office:value-type="string">
            <text:p text:style-name="Table_20_Contents">tools</text:p>
          </table:table-cell>
          <table:table-cell table:style-name="Table5.A2" office:value-type="string">
            <text:p text:style-name="Table_20_Contents">pwre</text:p>
          </table:table-cell>
          <table:table-cell table:style-name="Table5.C2" office:value-type="string">
            <text:p text:style-name="Table_20_Contents">Build script to build Proview from sources.</text:p>
          </table:table-cell>
        </table:table-row>
        <table:table-row>
          <table:covered-table-cell/>
          <table:table-cell table:style-name="Table5.A2" office:value-type="string">
            <text:p text:style-name="Table_20_Contents">bld</text:p>
          </table:table-cell>
          <table:table-cell table:style-name="Table5.C2" office:value-type="string">
            <text:p text:style-name="Table_20_Contents">Makefiles to build Proview.</text:p>
          </table:table-cell>
        </table:table-row>
        <table:table-row>
          <table:covered-table-cell/>
          <table:table-cell table:style-name="Table5.A2" office:value-type="string">
            <text:p text:style-name="Table_20_Contents">pkg</text:p>
          </table:table-cell>
          <table:table-cell table:style-name="Table5.C2" office:value-type="string">
            <text:p text:style-name="Table_20_Contents">Files to build installation packages.</text:p>
          </table:table-cell>
        </table:table-row>
        <table:table-row>
          <table:covered-table-cell/>
          <table:table-cell table:style-name="Table5.A2" office:value-type="string">
            <text:p text:style-name="Table_20_Contents">exe</text:p>
          </table:table-cell>
          <table:table-cell table:style-name="Table5.C2" office:value-type="string">
            <text:p text:style-name="Table_20_Contents">Various programs to create msg-files etc.</text:p>
          </table:table-cell>
        </table:table-row>
      </table:table>
      <text:h text:style-name="Heading_20_3" text:outline-level="3"><text:soft-page-break/>Module Xtt</text:h>
      <table:table table:name="Table6" table:style-name="Table6">
        <table:table-column table:style-name="Table6.A"/>
        <table:table-column table:style-name="Table6.B"/>
        <table:table-column table:style-name="Table6.C"/>
        <table:table-row>
          <table:table-cell table:style-name="Table6.A1" table:number-columns-spanned="2" office:value-type="string">
            <text:p text:style-name="Table_20_Heading">Component</text:p>
          </table:table-cell>
          <table:covered-table-cell/>
          <table:table-cell table:style-name="Table6.C1" office:value-type="string">
            <text:p text:style-name="Table_20_Heading">Description</text:p>
          </table:table-cell>
        </table:table-row>
        <table:table-row>
          <table:table-cell table:style-name="Table6.A2" table:number-rows-spanned="5" office:value-type="string">
            <text:p text:style-name="Table_20_Contents">lib</text:p>
          </table:table-cell>
          <table:table-cell table:style-name="Table6.A2" office:value-type="string">
            <text:p text:style-name="Table_20_Contents">cow</text:p>
          </table:table-cell>
          <table:table-cell table:style-name="Table6.C2" office:value-type="string">
            <text:p text:style-name="Table_20_Contents">Common graphical functions and window for messages, runtime monitor, status monitor and helptext viewer.</text:p>
          </table:table-cell>
        </table:table-row>
        <table:table-row>
          <table:covered-table-cell/>
          <table:table-cell table:style-name="Table6.A2" office:value-type="string">
            <text:p text:style-name="Table_20_Contents">flow</text:p>
          </table:table-cell>
          <table:table-cell table:style-name="Table6.C2" office:value-type="string">
            <text:p text:style-name="Table_20_Contents">Flowchart editor (flow) used by the plc editor and plc trace. Also a browser used for example in the navigator.</text:p>
          </table:table-cell>
        </table:table-row>
        <table:table-row>
          <table:covered-table-cell/>
          <table:table-cell table:style-name="Table6.A2" office:value-type="string">
            <text:p text:style-name="Table_20_Contents">glow</text:p>
          </table:table-cell>
          <table:table-cell table:style-name="Table6.C2" office:value-type="string">
            <text:p text:style-name="Table_20_Contents">Graphical package for process graphics and the Ge editor.</text:p>
          </table:table-cell>
        </table:table-row>
        <table:table-row>
          <table:covered-table-cell/>
          <table:table-cell table:style-name="Table6.A2" office:value-type="string">
            <text:p text:style-name="Table_20_Contents">ge</text:p>
          </table:table-cell>
          <table:table-cell table:style-name="Table6.C2" office:value-type="string">
            <text:p text:style-name="Table_20_Contents">The Ge editor, process graphics.</text:p>
          </table:table-cell>
        </table:table-row>
        <table:table-row>
          <table:covered-table-cell/>
          <table:table-cell table:style-name="Table6.A2" office:value-type="string">
            <text:p text:style-name="Table_20_Contents">xtt</text:p>
          </table:table-cell>
          <table:table-cell table:style-name="Table6.C2" office:value-type="string">
            <text:p text:style-name="Table_20_Contents">Functions in the operator environment, navigator, alarm windows, trends, fast curves and history curves, operator window etc.</text:p>
          </table:table-cell>
        </table:table-row>
        <table:table-row>
          <table:table-cell table:style-name="Table6.A2" table:number-rows-spanned="5" office:value-type="string">
            <text:p text:style-name="Table_20_Contents">exe</text:p>
          </table:table-cell>
          <table:table-cell table:style-name="Table6.A2" office:value-type="string">
            <text:p text:style-name="Table_20_Contents">rt_xtt</text:p>
          </table:table-cell>
          <table:table-cell table:style-name="Table6.C2" office:value-type="string">
            <text:p text:style-name="Table_20_Contents">The Proview operator environment.</text:p>
          </table:table-cell>
        </table:table-row>
        <table:table-row>
          <table:covered-table-cell/>
          <table:table-cell table:style-name="Table6.A2" office:value-type="string">
            <text:p text:style-name="Table_20_Contents">wb_ge</text:p>
          </table:table-cell>
          <table:table-cell table:style-name="Table6.C2" office:value-type="string">
            <text:p text:style-name="Table_20_Contents">Separate program for the ge editor.</text:p>
          </table:table-cell>
        </table:table-row>
        <table:table-row>
          <table:covered-table-cell/>
          <table:table-cell table:style-name="Table6.A2" office:value-type="string">
            <text:p text:style-name="Table_20_Contents">pwr_rtmon</text:p>
          </table:table-cell>
          <table:table-cell table:style-name="Table6.C2" office:value-type="string">
            <text:p text:style-name="Table_20_Contents">Runtime monitor. Program to start/stop Proview runtime.</text:p>
          </table:table-cell>
        </table:table-row>
        <table:table-row>
          <table:covered-table-cell/>
          <table:table-cell table:style-name="Table6.A2" office:value-type="string">
            <text:p text:style-name="Table_20_Contents">rt_statusmon</text:p>
          </table:table-cell>
          <table:table-cell table:style-name="Table6.C2" office:value-type="string">
            <text:p text:style-name="Table_20_Contents">Supervision central. Program to supervise Proview nodes.</text:p>
          </table:table-cell>
        </table:table-row>
        <table:table-row>
          <table:covered-table-cell/>
          <table:table-cell table:style-name="Table6.A2" office:value-type="string">
            <text:p text:style-name="Table_20_Contents">co_help</text:p>
          </table:table-cell>
          <table:table-cell table:style-name="Table6.C2" office:value-type="string">
            <text:p text:style-name="Table_20_Contents">Separate program to view help texts.</text:p>
          </table:table-cell>
        </table:table-row>
        <table:table-row>
          <table:table-cell table:style-name="Table6.A2" table:number-rows-spanned="4" office:value-type="string">
            <text:p text:style-name="Table_20_Contents">mmi</text:p>
          </table:table-cell>
          <table:table-cell table:style-name="Table6.A2" office:value-type="string">
            <text:p text:style-name="Table_20_Contents">ge</text:p>
          </table:table-cell>
          <table:table-cell table:style-name="Table6.C2" office:value-type="string">
            <text:p text:style-name="Table_20_Contents">Picture files for the Ge editor.</text:p>
          </table:table-cell>
        </table:table-row>
        <table:table-row>
          <table:covered-table-cell/>
          <table:table-cell table:style-name="Table6.A2" office:value-type="string">
            <text:p text:style-name="Table_20_Contents">xtt</text:p>
          </table:table-cell>
          <table:table-cell table:style-name="Table6.C2" office:value-type="string">
            <text:p text:style-name="Table_20_Contents">Picture files for xtt.</text:p>
          </table:table-cell>
        </table:table-row>
        <table:table-row>
          <table:covered-table-cell/>
          <table:table-cell table:style-name="Table6.A2" office:value-type="string">
            <text:p text:style-name="Table_20_Contents">sis</text:p>
          </table:table-cell>
          <table:table-cell table:style-name="Table6.C2" office:value-type="string">
            <text:p text:style-name="Table_20_Contents">Subgraphs for SIS.</text:p>
          </table:table-cell>
        </table:table-row>
        <table:table-row>
          <table:covered-table-cell/>
          <table:table-cell table:style-name="Table6.A2" office:value-type="string">
            <text:p text:style-name="Table_20_Contents">ssg</text:p>
          </table:table-cell>
          <table:table-cell table:style-name="Table6.C2" office:value-type="string">
            <text:p text:style-name="Table_20_Contents">Subgraphs for SSG.</text:p>
          </table:table-cell>
        </table:table-row>
        <table:table-row>
          <table:table-cell table:style-name="Table6.A2" table:number-rows-spanned="2" office:value-type="string">
            <text:p text:style-name="Table_20_Contents">exp</text:p>
          </table:table-cell>
          <table:table-cell table:style-name="Table6.A2" office:value-type="string">
            <text:p text:style-name="Table_20_Contents">ge</text:p>
          </table:table-cell>
          <table:table-cell table:style-name="Table6.C2" office:value-type="string">
            <text:p text:style-name="Table_20_Contents">Object graphs and type graphs.</text:p>
          </table:table-cell>
        </table:table-row>
        <table:table-row>
          <table:covered-table-cell/>
          <table:table-cell table:style-name="Table6.A2" office:value-type="string">
            <text:p text:style-name="Table_20_Contents">inc</text:p>
          </table:table-cell>
          <table:table-cell table:style-name="Table6.C2" office:value-type="string">
            <text:p text:style-name="Table_20_Contents">Include files for bitmaps used as icons in navigator and palettes.</text:p>
          </table:table-cell>
        </table:table-row>
      </table:table>
      <text:h text:style-name="Heading_20_3" text:outline-level="3">Module Wb</text:h>
      <table:table table:name="Table7" table:style-name="Table7">
        <table:table-column table:style-name="Table7.A"/>
        <table:table-column table:style-name="Table7.B"/>
        <table:table-column table:style-name="Table7.C"/>
        <table:table-row>
          <table:table-cell table:style-name="Table7.A1" table:number-columns-spanned="2" office:value-type="string">
            <text:p text:style-name="Table_20_Heading">Component</text:p>
          </table:table-cell>
          <table:covered-table-cell/>
          <table:table-cell table:style-name="Table7.C1" office:value-type="string">
            <text:p text:style-name="Table_20_Heading">Description</text:p>
          </table:table-cell>
        </table:table-row>
        <table:table-row>
          <table:table-cell table:style-name="Table7.A2" office:value-type="string">
            <text:p text:style-name="Table_20_Contents">lib</text:p>
          </table:table-cell>
          <table:table-cell table:style-name="Table7.A2" office:value-type="string">
            <text:p text:style-name="Table_20_Contents">wb</text:p>
          </table:table-cell>
          <table:table-cell table:style-name="Table7.C2" office:value-type="string">
            <text:p text:style-name="Table_20_Contents">The main library for the development environment. Contains the development database, the configurator, the plc editor, the spreadsheet editor etc.</text:p>
          </table:table-cell>
        </table:table-row>
        <table:table-row>
          <table:table-cell table:style-name="Table7.A2" table:number-rows-spanned="4" office:value-type="string">
            <text:p text:style-name="Table_20_Contents">exe</text:p>
          </table:table-cell>
          <table:table-cell table:style-name="Table7.A2" office:value-type="string">
            <text:p text:style-name="Table_20_Contents">wb</text:p>
          </table:table-cell>
          <table:table-cell table:style-name="Table7.C2" office:value-type="string">
            <text:p text:style-name="Table_20_Contents">The main development tool of Proview.</text:p>
          </table:table-cell>
        </table:table-row>
        <table:table-row>
          <table:covered-table-cell/>
          <table:table-cell table:style-name="Table7.A2" office:value-type="string">
            <text:p text:style-name="Table_20_Contents">wb_cmd</text:p>
          </table:table-cell>
          <table:table-cell table:style-name="Table7.C2" office:value-type="string">
            <text:p text:style-name="Table_20_Contents">Command line and script interface to the development database.</text:p>
          </table:table-cell>
        </table:table-row>
        <table:table-row>
          <table:covered-table-cell/>
          <table:table-cell table:style-name="Table7.A2" office:value-type="string">
            <text:p text:style-name="Table_20_Contents">wb_ldlist</text:p>
          </table:table-cell>
          <table:table-cell table:style-name="Table7.C2" office:value-type="string">
            <text:p text:style-name="Table_20_Contents">Program to examine the version of a dbs-file.</text:p>
          </table:table-cell>
        </table:table-row>
        <table:table-row>
          <table:covered-table-cell/>
          <table:table-cell table:style-name="Table7.A2" office:value-type="string">
            <text:p text:style-name="Table_20_Contents">wb_upgrade</text:p>
          </table:table-cell>
          <table:table-cell table:style-name="Table7.C2" office:value-type="string">
            <text:p text:style-name="Table_20_Contents">Program sometime used by the project upgrade procedure.</text:p>
          </table:table-cell>
        </table:table-row>
        <table:table-row>
          <table:table-cell table:style-name="Table7.A2" office:value-type="string">
            <text:p text:style-name="Table_20_Contents">mmi</text:p>
          </table:table-cell>
          <table:table-cell table:style-name="Table7.A2" office:value-type="string">
            <text:p text:style-name="Table_20_Contents">wb</text:p>
          </table:table-cell>
          <table:table-cell table:style-name="Table7.C2" office:value-type="string">
            <text:p text:style-name="Table_20_Contents">Picture files for the development environment.</text:p>
          </table:table-cell>
        </table:table-row>
        <table:table-row>
          <table:table-cell table:style-name="Table7.A2" table:number-rows-spanned="2" office:value-type="string">
            <text:p text:style-name="Table_20_Contents">exp</text:p>
          </table:table-cell>
          <table:table-cell table:style-name="Table7.A2" office:value-type="string">
            <text:p text:style-name="Table_20_Contents">wb</text:p>
          </table:table-cell>
          <table:table-cell table:style-name="Table7.C2" office:value-type="string">
            <text:p text:style-name="Table_20_Contents">Various files.</text:p>
          </table:table-cell>
        </table:table-row>
        <table:table-row>
          <table:covered-table-cell/>
          <table:table-cell table:style-name="Table7.A2" office:value-type="string">
            <text:p text:style-name="Table_20_Contents">com</text:p>
          </table:table-cell>
          <table:table-cell table:style-name="Table7.C2" office:value-type="string">
            <text:p text:style-name="Table_20_Contents">Command files and shell scripts.</text:p>
          </table:table-cell>
        </table:table-row>
      </table:table>
      <text:h text:style-name="Heading_20_3" text:outline-level="3">Module Remote</text:h>
      <table:table table:name="Table8" table:style-name="Table8">
        <table:table-column table:style-name="Table8.A"/>
        <table:table-column table:style-name="Table8.B"/>
        <table:table-column table:style-name="Table8.C"/>
        <table:table-row>
          <table:table-cell table:style-name="Table8.A1" table:number-columns-spanned="2" office:value-type="string">
            <text:p text:style-name="Table_20_Heading">Component</text:p>
          </table:table-cell>
          <table:covered-table-cell/>
          <table:table-cell table:style-name="Table8.C1" office:value-type="string">
            <text:p text:style-name="Table_20_Heading">Description</text:p>
          </table:table-cell>
        </table:table-row>
        <text:soft-page-break/>
        <table:table-row>
          <table:table-cell table:style-name="Table8.A2" office:value-type="string">
            <text:p text:style-name="Table_20_Contents">lib</text:p>
          </table:table-cell>
          <table:table-cell table:style-name="Table8.A2" office:value-type="string">
            <text:p text:style-name="Table_20_Contents">remote</text:p>
          </table:table-cell>
          <table:table-cell table:style-name="Table8.C2" office:value-type="string">
            <text:p text:style-name="Table_20_Contents">Common functions for remote.</text:p>
          </table:table-cell>
        </table:table-row>
        <table:table-row>
          <table:table-cell table:style-name="Table8.A2" table:number-rows-spanned="12" office:value-type="string">
            <text:p text:style-name="Table_20_Contents">exe</text:p>
          </table:table-cell>
          <table:table-cell table:style-name="Table8.A2" office:value-type="string">
            <text:p text:style-name="Table_20_Contents">rs_remotehandler</text:p>
          </table:table-cell>
          <table:table-cell table:style-name="Table8.C2" office:value-type="string">
            <text:p text:style-name="Table_20_Contents">Main program for the remote function.</text:p>
          </table:table-cell>
        </table:table-row>
        <table:table-row>
          <table:covered-table-cell/>
          <table:table-cell table:style-name="Table8.A2" office:value-type="string">
            <text:p text:style-name="Table_20_Contents">rs_remote_3964r</text:p>
          </table:table-cell>
          <table:table-cell table:style-name="Table8.C2" office:value-type="string">
            <text:p text:style-name="Table_20_Contents">Communication to a remote system using Siemens 3964r on a serial line.</text:p>
          </table:table-cell>
        </table:table-row>
        <table:table-row>
          <table:covered-table-cell/>
          <table:table-cell table:style-name="Table8.A2" office:value-type="string">
            <text:p text:style-name="Table_20_Contents">rs_remote_alcm</text:p>
          </table:table-cell>
          <table:table-cell table:style-name="Table8.C2" office:value-type="string">
            <text:p text:style-name="Table_20_Contents">Communication to a remote system using the ALCM protocol.</text:p>
          </table:table-cell>
        </table:table-row>
        <table:table-row>
          <table:covered-table-cell/>
          <table:table-cell table:style-name="Table8.A2" office:value-type="string">
            <text:p text:style-name="Table_20_Contents">rs_remote_modbus</text:p>
          </table:table-cell>
          <table:table-cell table:style-name="Table8.C2" office:value-type="string">
            <text:p text:style-name="Table_20_Contents">Communication to a remote system using Modbus on a serial line.</text:p>
          </table:table-cell>
        </table:table-row>
        <table:table-row>
          <table:covered-table-cell/>
          <table:table-cell table:style-name="Table8.A2" office:value-type="string">
            <text:p text:style-name="Table_20_Contents">rs_remote_mq</text:p>
          </table:table-cell>
          <table:table-cell table:style-name="Table8.C2" office:value-type="string">
            <text:p text:style-name="Table_20_Contents">Communication trough a message queue using BEA MessageQ.</text:p>
          </table:table-cell>
        </table:table-row>
        <table:table-row>
          <table:covered-table-cell/>
          <table:table-cell table:style-name="Table8.A2" office:value-type="string">
            <text:p text:style-name="Table_20_Contents">rs_remote_rk512</text:p>
          </table:table-cell>
          <table:table-cell table:style-name="Table8.C2" office:value-type="string">
            <text:p text:style-name="Table_20_Contents">Communication to a remote system using rk512.</text:p>
          </table:table-cell>
        </table:table-row>
        <table:table-row>
          <table:covered-table-cell/>
          <table:table-cell table:style-name="Table8.A2" office:value-type="string">
            <text:p text:style-name="Table_20_Contents">rs_remote_serial</text:p>
          </table:table-cell>
          <table:table-cell table:style-name="Table8.C2" office:value-type="string">
            <text:p text:style-name="Table_20_Contents">Communication to a remote system using a serial line.</text:p>
          </table:table-cell>
        </table:table-row>
        <table:table-row>
          <table:covered-table-cell/>
          <table:table-cell table:style-name="Table8.A2" office:value-type="string">
            <text:p text:style-name="Table_20_Contents">rs_remote_tcpip</text:p>
          </table:table-cell>
          <table:table-cell table:style-name="Table8.C2" office:value-type="string">
            <text:p text:style-name="Table_20_Contents">Communication to a remote system using the TCP/ip protocol.</text:p>
          </table:table-cell>
        </table:table-row>
        <table:table-row>
          <table:covered-table-cell/>
          <table:table-cell table:style-name="Table8.A2" office:value-type="string">
            <text:p text:style-name="Table_20_Contents">rs_remote_udp</text:p>
          </table:table-cell>
          <table:table-cell table:style-name="Table8.C2" office:value-type="string">
            <text:p text:style-name="Table_20_Contents">Communication to a remote system using the UDP/ip protocol.</text:p>
          </table:table-cell>
        </table:table-row>
        <table:table-row>
          <table:covered-table-cell/>
          <table:table-cell table:style-name="Table8.A2" office:value-type="string">
            <text:p text:style-name="Table_20_Contents">rs_remote_logg</text:p>
          </table:table-cell>
          <table:table-cell table:style-name="Table8.C2" office:value-type="string">
            <text:p text:style-name="Table_20_Contents">Program to log communication on file.</text:p>
          </table:table-cell>
        </table:table-row>
        <table:table-row>
          <table:covered-table-cell/>
          <table:table-cell table:style-name="Table8.A2" office:value-type="string">
            <text:p text:style-name="Table_20_Contents">remote_pvd_pwrcli</text:p>
          </table:table-cell>
          <table:table-cell table:style-name="Table8.C2" office:value-type="string">
            <text:p text:style-name="Table_20_Contents">Provider program to mount a Proview system as an extern volume.</text:p>
          </table:table-cell>
        </table:table-row>
        <table:table-row>
          <table:covered-table-cell/>
          <table:table-cell table:style-name="Table8.A2" office:value-type="string">
            <text:p text:style-name="Table_20_Contents">remote_pvd_pwrsrv</text:p>
          </table:table-cell>
          <table:table-cell table:style-name="Table8.C2" office:value-type="string">
            <text:p text:style-name="Table_20_Contents">Server program for remote_pvd_pwrcli.</text:p>
          </table:table-cell>
        </table:table-row>
        <table:table-row>
          <table:table-cell table:style-name="Table8.A2" office:value-type="string">
            <text:p text:style-name="Table_20_Contents">wbl</text:p>
          </table:table-cell>
          <table:table-cell table:style-name="Table8.A2" office:value-type="string">
            <text:p text:style-name="Table_20_Contents">remote</text:p>
          </table:table-cell>
          <table:table-cell table:style-name="Table8.C2" office:value-type="string">
            <text:p text:style-name="Table_20_Contents">The Remote classvolume.</text:p>
          </table:table-cell>
        </table:table-row>
      </table:table>
      <text:h text:style-name="Heading_20_3" text:outline-level="3">Module Nmps</text:h>
      <table:table table:name="Table9" table:style-name="Table9">
        <table:table-column table:style-name="Table9.A"/>
        <table:table-column table:style-name="Table9.B"/>
        <table:table-column table:style-name="Table9.C"/>
        <table:table-row>
          <table:table-cell table:style-name="Table9.A1" table:number-columns-spanned="2" office:value-type="string">
            <text:p text:style-name="Table_20_Heading">Component</text:p>
          </table:table-cell>
          <table:covered-table-cell/>
          <table:table-cell table:style-name="Table9.C1" office:value-type="string">
            <text:p text:style-name="Table_20_Heading">Description</text:p>
          </table:table-cell>
        </table:table-row>
        <table:table-row>
          <table:table-cell table:style-name="Table9.A2" office:value-type="string">
            <text:p text:style-name="Table_20_Contents">lib</text:p>
          </table:table-cell>
          <table:table-cell table:style-name="Table9.A2" office:value-type="string">
            <text:p text:style-name="Table_20_Contents">nmps</text:p>
          </table:table-cell>
          <table:table-cell table:style-name="Table9.C2" office:value-type="string">
            <text:p text:style-name="Table_20_Contents">Contains code for function objects and application interface for Nmps.</text:p>
          </table:table-cell>
        </table:table-row>
        <table:table-row>
          <table:table-cell table:style-name="Table9.A2" table:number-rows-spanned="2" office:value-type="string">
            <text:p text:style-name="Table_20_Contents">exe</text:p>
          </table:table-cell>
          <table:table-cell table:style-name="Table9.A2" office:value-type="string">
            <text:p text:style-name="Table_20_Contents">rs_nmps_bck</text:p>
          </table:table-cell>
          <table:table-cell table:style-name="Table9.C2" office:value-type="string">
            <text:p text:style-name="Table_20_Contents">Backup of cells and data objects.</text:p>
          </table:table-cell>
        </table:table-row>
        <table:table-row>
          <table:covered-table-cell/>
          <table:table-cell table:style-name="Table9.A2" office:value-type="string">
            <text:p text:style-name="Table_20_Contents">rs_nmps_bck_dump</text:p>
          </table:table-cell>
          <table:table-cell table:style-name="Table9.C2" office:value-type="string">
            <text:p text:style-name="Table_20_Contents">Program to examine a backup file.</text:p>
          </table:table-cell>
        </table:table-row>
        <table:table-row>
          <table:table-cell table:style-name="Table9.A2" office:value-type="string">
            <text:p text:style-name="Table_20_Contents">wbl</text:p>
          </table:table-cell>
          <table:table-cell table:style-name="Table9.A2" office:value-type="string">
            <text:p text:style-name="Table_20_Contents">nmps</text:p>
          </table:table-cell>
          <table:table-cell table:style-name="Table9.C2" office:value-type="string">
            <text:p text:style-name="Table_20_Contents">The NMps classvolume.</text:p>
          </table:table-cell>
        </table:table-row>
      </table:table>
      <text:h text:style-name="Heading_20_3" text:outline-level="3">Module Profibus</text:h>
      <table:table table:name="Table10" table:style-name="Table10">
        <table:table-column table:style-name="Table10.A"/>
        <table:table-column table:style-name="Table10.B"/>
        <table:table-column table:style-name="Table10.C"/>
        <table:table-row>
          <table:table-cell table:style-name="Table10.A1" table:number-columns-spanned="2" office:value-type="string">
            <text:p text:style-name="Table_20_Heading">Component</text:p>
          </table:table-cell>
          <table:covered-table-cell/>
          <table:table-cell table:style-name="Table10.C1" office:value-type="string">
            <text:p text:style-name="Table_20_Heading">Description</text:p>
          </table:table-cell>
        </table:table-row>
        <table:table-row>
          <table:table-cell table:style-name="Table10.A2" table:number-rows-spanned="4" office:value-type="string">
            <text:p text:style-name="Table_20_Contents">lib</text:p>
          </table:table-cell>
          <table:table-cell table:style-name="Table10.A2" office:value-type="string">
            <text:p text:style-name="Table_20_Contents">rt</text:p>
          </table:table-cell>
          <table:table-cell table:style-name="Table10.C2" office:value-type="string">
            <text:p text:style-name="Table_20_Contents">Contains I/O methods for profibus and profinet.</text:p>
          </table:table-cell>
        </table:table-row>
        <table:table-row>
          <table:covered-table-cell/>
          <table:table-cell table:style-name="Table10.A2" office:value-type="string">
            <text:p text:style-name="Table_20_Contents">cow</text:p>
          </table:table-cell>
          <table:table-cell table:style-name="Table10.C2" office:value-type="string">
            <text:p text:style-name="Table_20_Contents">Contains the profibus configurator and the profinet configurator.</text:p>
          </table:table-cell>
        </table:table-row>
        <table:table-row>
          <table:covered-table-cell/>
          <table:table-cell table:style-name="Table10.A2" office:value-type="string">
            <text:p text:style-name="Table_20_Contents">xtt</text:p>
          </table:table-cell>
          <table:table-cell table:style-name="Table10.C2" office:value-type="string">
            <text:p text:style-name="Table_20_Contents">Xtt-method to open the profibus configurator in rt_xtt.</text:p>
          </table:table-cell>
        </table:table-row>
        <table:table-row>
          <table:covered-table-cell/>
          <table:table-cell table:style-name="Table10.A2" office:value-type="string">
            <text:p text:style-name="Table_20_Contents">wb</text:p>
          </table:table-cell>
          <table:table-cell table:style-name="Table10.C2" office:value-type="string">
            <text:p text:style-name="Table_20_Contents">Wb-methods to open the profibus configurator and profinet configurator.</text:p>
          </table:table-cell>
        </table:table-row>
        <table:table-row>
          <table:table-cell table:style-name="Table10.A2" table:number-rows-spanned="2" office:value-type="string">
            <text:p text:style-name="Table_20_Contents">exe</text:p>
          </table:table-cell>
          <table:table-cell table:style-name="Table10.A2" office:value-type="string">
            <text:p text:style-name="Table_20_Contents">profinet_viewer</text:p>
          </table:table-cell>
          <table:table-cell table:style-name="Table10.C2" office:value-type="string">
            <text:p text:style-name="Table_20_Contents">Program to show connected devices on the profinet circuit, and to set name and adress on the devices.</text:p>
          </table:table-cell>
        </table:table-row>
        <table:table-row>
          <table:covered-table-cell/>
          <table:table-cell table:style-name="Table10.A2" office:value-type="string">
            <text:p text:style-name="Table_20_Contents">pn_get_deviceid</text:p>
          </table:table-cell>
          <table:table-cell table:style-name="Table10.C2" office:value-type="string">
            <text:p text:style-name="Table_20_Contents">Program to extract ProductFamily and TextInfo from gsdml files and generate a database for the profinet configurator.</text:p>
          </table:table-cell>
        </table:table-row>
        <table:table-row>
          <table:table-cell table:style-name="Table10.A2" office:value-type="string">
            <text:p text:style-name="Table_20_Contents">wbl</text:p>
          </table:table-cell>
          <table:table-cell table:style-name="Table10.A2" office:value-type="string">
            <text:p text:style-name="Table_20_Contents">mcomp</text:p>
          </table:table-cell>
          <table:table-cell table:style-name="Table10.C2" office:value-type="string">
            <text:p text:style-name="Table_20_Contents">The Profibus classvolume.</text:p>
          </table:table-cell>
        </table:table-row>
        <table:table-row>
          <table:table-cell table:style-name="Table10.A2" table:number-rows-spanned="2" office:value-type="string">
            <text:p text:style-name="Table_20_Contents">mmi</text:p>
          </table:table-cell>
          <table:table-cell table:style-name="Table10.A2" office:value-type="string">
            <text:p text:style-name="Table_20_Contents">mcomp</text:p>
          </table:table-cell>
          <table:table-cell table:style-name="Table10.C2" office:value-type="string">
            <text:p text:style-name="Table_20_Contents">Object graphs.</text:p>
          </table:table-cell>
        </table:table-row>
        <table:table-row>
          <table:covered-table-cell/>
          <table:table-cell table:style-name="Table10.A2" office:value-type="string">
            <text:p text:style-name="Table_20_Contents">pb</text:p>
          </table:table-cell>
          <table:table-cell table:style-name="Table10.C2" office:value-type="string">
            <text:p text:style-name="Table_20_Contents">Uil file for the motif version of the profibus configurator.</text:p>
          </table:table-cell>
        </table:table-row>
        <text:soft-page-break/>
        <table:table-row>
          <table:table-cell table:style-name="Table10.A2" table:number-rows-spanned="2" office:value-type="string">
            <text:p text:style-name="Standard">exp</text:p>
          </table:table-cell>
          <table:table-cell table:style-name="Table10.A2" office:value-type="string">
            <text:p text:style-name="Table_20_Contents">gsd</text:p>
          </table:table-cell>
          <table:table-cell table:style-name="Table10.C2" office:value-type="string">
            <text:p text:style-name="Table_20_Contents">Contains gsd-filer, e.i. descriptions files for profibus slaves.</text:p>
          </table:table-cell>
        </table:table-row>
        <table:table-row>
          <table:covered-table-cell/>
          <table:table-cell table:style-name="Table10.A2" office:value-type="string">
            <text:p text:style-name="Table_20_Contents">rt</text:p>
          </table:table-cell>
          <table:table-cell table:style-name="Table10.C2" office:value-type="string">
            <text:p text:style-name="Table_20_Contents">Contains help texts.</text:p>
          </table:table-cell>
        </table:table-row>
      </table:table>
      <text:h text:style-name="Heading_20_3" text:outline-level="3">Module Opc</text:h>
      <table:table table:name="Table11" table:style-name="Table11">
        <table:table-column table:style-name="Table11.A"/>
        <table:table-column table:style-name="Table11.B"/>
        <table:table-column table:style-name="Table11.C"/>
        <table:table-row>
          <table:table-cell table:style-name="Table11.A1" table:number-columns-spanned="2" office:value-type="string">
            <text:p text:style-name="Table_20_Heading">Component</text:p>
          </table:table-cell>
          <table:covered-table-cell/>
          <table:table-cell table:style-name="Table11.C1" office:value-type="string">
            <text:p text:style-name="Table_20_Heading">Description</text:p>
          </table:table-cell>
        </table:table-row>
        <table:table-row>
          <table:table-cell table:style-name="Table11.A2" office:value-type="string">
            <text:p text:style-name="Table_20_Contents">lib</text:p>
          </table:table-cell>
          <table:table-cell table:style-name="Table11.A2" office:value-type="string">
            <text:p text:style-name="Table_20_Contents">opc</text:p>
          </table:table-cell>
          <table:table-cell table:style-name="Table11.C2" office:value-type="string">
            <text:p text:style-name="Table_20_Contents">Common functions and the gsoap interface.</text:p>
          </table:table-cell>
        </table:table-row>
        <table:table-row>
          <table:table-cell table:style-name="Table11.A2" table:number-rows-spanned="2" office:value-type="string">
            <text:p text:style-name="Table_20_Contents">exe</text:p>
          </table:table-cell>
          <table:table-cell table:style-name="Table11.A2" office:value-type="string">
            <text:p text:style-name="Table_20_Contents">opc_provider</text:p>
          </table:table-cell>
          <table:table-cell table:style-name="Table11.C2" office:value-type="string">
            <text:p text:style-name="Table_20_Contents">Opc client, implemented as an external volume.</text:p>
          </table:table-cell>
        </table:table-row>
        <table:table-row>
          <table:covered-table-cell/>
          <table:table-cell table:style-name="Table11.A2" office:value-type="string">
            <text:p text:style-name="Table_20_Contents">opc_server</text:p>
          </table:table-cell>
          <table:table-cell table:style-name="Table11.C2" office:value-type="string">
            <text:p text:style-name="Table_20_Contents">Opc server.</text:p>
          </table:table-cell>
        </table:table-row>
        <table:table-row>
          <table:table-cell table:style-name="Table11.A2" office:value-type="string">
            <text:p text:style-name="Table_20_Contents">wbl</text:p>
          </table:table-cell>
          <table:table-cell table:style-name="Table11.A2" office:value-type="string">
            <text:p text:style-name="Table_20_Contents">mcomp</text:p>
          </table:table-cell>
          <table:table-cell table:style-name="Table11.C2" office:value-type="string">
            <text:p text:style-name="Table_20_Contents">The Opc classvolume.</text:p>
          </table:table-cell>
        </table:table-row>
        <table:table-row>
          <table:table-cell table:style-name="Table11.A2" office:value-type="string">
            <text:p text:style-name="Table_20_Contents">exp</text:p>
          </table:table-cell>
          <table:table-cell table:style-name="Table11.A2" office:value-type="string">
            <text:p text:style-name="Table_20_Contents">mcomp</text:p>
          </table:table-cell>
          <table:table-cell table:style-name="Table11.C2" office:value-type="string">
            <text:p text:style-name="Table_20_Contents">Object graphs and type graphs.</text:p>
          </table:table-cell>
        </table:table-row>
      </table:table>
      <text:h text:style-name="Heading_20_3" text:outline-level="3">Module Java</text:h>
      <table:table table:name="Table12" table:style-name="Table12">
        <table:table-column table:style-name="Table12.A"/>
        <table:table-column table:style-name="Table12.B"/>
        <table:table-column table:style-name="Table12.C"/>
        <table:table-row>
          <table:table-cell table:style-name="Table12.A1" table:number-columns-spanned="2" office:value-type="string">
            <text:p text:style-name="Table_20_Heading">Component</text:p>
          </table:table-cell>
          <table:covered-table-cell/>
          <table:table-cell table:style-name="Table12.C1" office:value-type="string">
            <text:p text:style-name="Table_20_Heading">Description</text:p>
          </table:table-cell>
        </table:table-row>
        <table:table-row>
          <table:table-cell table:style-name="Table12.A2" table:number-rows-spanned="7" office:value-type="string">
            <text:p text:style-name="Table_20_Contents">jpwr</text:p>
          </table:table-cell>
          <table:table-cell table:style-name="Table12.A2" office:value-type="string">
            <text:p text:style-name="Table_20_Contents">rt</text:p>
          </table:table-cell>
          <table:table-cell table:style-name="Table12.C2" office:value-type="string">
            <text:p text:style-name="Table_20_Contents">Java runtime interface.</text:p>
          </table:table-cell>
        </table:table-row>
        <table:table-row>
          <table:covered-table-cell/>
          <table:table-cell table:style-name="Table12.A2" office:value-type="string">
            <text:p text:style-name="Table_20_Contents">rt_client</text:p>
          </table:table-cell>
          <table:table-cell table:style-name="Table12.C2" office:value-type="string">
            <text:p text:style-name="Table_20_Contents">Archive to execute java remote and get info from the realtime database via socket communication.</text:p>
          </table:table-cell>
        </table:table-row>
        <table:table-row>
          <table:covered-table-cell/>
          <table:table-cell table:style-name="Table12.A2" office:value-type="string">
            <text:p text:style-name="Table_20_Contents">jop</text:p>
          </table:table-cell>
          <table:table-cell table:style-name="Table12.C2" office:value-type="string">
            <text:p text:style-name="Table_20_Contents">Operator interface in java.</text:p>
          </table:table-cell>
        </table:table-row>
        <table:table-row>
          <table:covered-table-cell/>
          <table:table-cell table:style-name="Table12.A2" office:value-type="string">
            <text:p text:style-name="Table_20_Contents">jopc</text:p>
          </table:table-cell>
          <table:table-cell table:style-name="Table12.C2" office:value-type="string">
            <text:p text:style-name="Table_20_Contents">Object graphs in java.</text:p>
          </table:table-cell>
        </table:table-row>
        <table:table-row>
          <table:covered-table-cell/>
          <table:table-cell table:style-name="Table12.A2" office:value-type="string">
            <text:p text:style-name="Table_20_Contents">beans</text:p>
          </table:table-cell>
          <table:table-cell table:style-name="Table12.C2" office:value-type="string">
            <text:p text:style-name="Table_20_Contents">Components to build java graphics in for example JBuilder or other IDE</text:p>
          </table:table-cell>
        </table:table-row>
        <table:table-row>
          <table:covered-table-cell/>
          <table:table-cell table:style-name="Table12.A2" office:value-type="string">
            <text:p text:style-name="Table_20_Contents">bcomp</text:p>
          </table:table-cell>
          <table:table-cell table:style-name="Table12.C2" office:value-type="string">
            <text:p text:style-name="Table_20_Contents">Object graphs for Basecomponent objects.</text:p>
          </table:table-cell>
        </table:table-row>
        <table:table-row>
          <table:covered-table-cell/>
          <table:table-cell table:style-name="Table12.A2" office:value-type="string">
            <text:p text:style-name="Table_20_Contents">abb</text:p>
          </table:table-cell>
          <table:table-cell table:style-name="Table12.C2" office:value-type="string">
            <text:p text:style-name="Table_20_Contents">Object graphs for ABB objects.</text:p>
          </table:table-cell>
        </table:table-row>
        <table:table-row>
          <table:table-cell table:style-name="Table12.A2" office:value-type="string">
            <text:p text:style-name="Table_20_Contents">exe</text:p>
          </table:table-cell>
          <table:table-cell table:style-name="Table12.A2" office:value-type="string">
            <text:p text:style-name="Table_20_Contents">jpwr_rt_gdh</text:p>
          </table:table-cell>
          <table:table-cell table:style-name="Table12.C2" office:value-type="string">
            <text:p text:style-name="Table_20_Contents">Java native for gdh, qcom, errh and mh classes.</text:p>
          </table:table-cell>
        </table:table-row>
      </table:table>
      <text:h text:style-name="Heading_20_3" text:outline-level="3">Module Otherio</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Table_20_Heading">Component</text:p>
          </table:table-cell>
          <table:covered-table-cell/>
          <table:table-cell table:style-name="Table13.C1" office:value-type="string">
            <text:p text:style-name="Table_20_Heading">Description</text:p>
          </table:table-cell>
        </table:table-row>
        <table:table-row>
          <table:table-cell table:style-name="Table13.A2" table:number-rows-spanned="2" office:value-type="string">
            <text:p text:style-name="Table_20_Contents">lib</text:p>
          </table:table-cell>
          <table:table-cell table:style-name="Table13.A2" office:value-type="string">
            <text:p text:style-name="Table_20_Contents">rt</text:p>
          </table:table-cell>
          <table:table-cell table:style-name="Table13.C2" office:value-type="string">
            <text:p text:style-name="Table_20_Contents">I/O methods for various I/O units.</text:p>
          </table:table-cell>
        </table:table-row>
        <table:table-row>
          <table:covered-table-cell/>
          <table:table-cell table:style-name="Table13.A2" office:value-type="string">
            <text:p text:style-name="Table_20_Contents">usbio_dummy</text:p>
          </table:table-cell>
          <table:table-cell table:style-name="Table13.C2" office:value-type="string">
            <text:p text:style-name="Table_20_Contents">Archive to be able to link the plc without installing MotionControl USBIO.</text:p>
          </table:table-cell>
        </table:table-row>
        <table:table-row>
          <table:table-cell table:style-name="Table13.A2" office:value-type="string">
            <text:p text:style-name="Table_20_Contents">wbl</text:p>
          </table:table-cell>
          <table:table-cell table:style-name="Table13.A2" office:value-type="string">
            <text:p text:style-name="Table_20_Contents">mcomp</text:p>
          </table:table-cell>
          <table:table-cell table:style-name="Table13.C2" office:value-type="string">
            <text:p text:style-name="Table_20_Contents">The OtherIO classvolume.</text:p>
          </table:table-cell>
        </table:table-row>
        <table:table-row>
          <table:table-cell table:style-name="Table13.A2" office:value-type="string">
            <text:p text:style-name="Table_20_Contents">mmi</text:p>
          </table:table-cell>
          <table:table-cell table:style-name="Table13.A2" office:value-type="string">
            <text:p text:style-name="Table_20_Contents">mcomp</text:p>
          </table:table-cell>
          <table:table-cell table:style-name="Table13.C2" office:value-type="string">
            <text:p text:style-name="Table_20_Contents">Object graphs.</text:p>
          </table:table-cell>
        </table:table-row>
        <table:table-row>
          <table:table-cell table:style-name="Table13.A2" office:value-type="string">
            <text:p text:style-name="Table_20_Contents">exp</text:p>
          </table:table-cell>
          <table:table-cell table:style-name="Table13.A2" office:value-type="string">
            <text:p text:style-name="Table_20_Contents">rt</text:p>
          </table:table-cell>
          <table:table-cell table:style-name="Table13.C2" office:value-type="string">
            <text:p text:style-name="Table_20_Contents">Include-files for external archives.</text:p>
          </table:table-cell>
        </table:table-row>
      </table:table>
      <text:h text:style-name="Heading_20_3" text:outline-level="3">Module Bcomp</text:h>
      <table:table table:name="Table14" table:style-name="Table14">
        <table:table-column table:style-name="Table14.A"/>
        <table:table-column table:style-name="Table14.B"/>
        <table:table-column table:style-name="Table14.C"/>
        <table:table-row>
          <table:table-cell table:style-name="Table14.A1" table:number-columns-spanned="2" office:value-type="string">
            <text:p text:style-name="Table_20_Heading">Component</text:p>
          </table:table-cell>
          <table:covered-table-cell/>
          <table:table-cell table:style-name="Table14.C1" office:value-type="string">
            <text:p text:style-name="Table_20_Heading">Description</text:p>
          </table:table-cell>
        </table:table-row>
        <table:table-row>
          <table:table-cell table:style-name="Table14.A2" table:number-rows-spanned="2" office:value-type="string">
            <text:p text:style-name="Table_20_Contents">lib</text:p>
          </table:table-cell>
          <table:table-cell table:style-name="Table14.A2" office:value-type="string">
            <text:p text:style-name="Table_20_Contents">rt</text:p>
          </table:table-cell>
          <table:table-cell table:style-name="Table14.C2" office:value-type="string">
            <text:p text:style-name="Table_20_Contents">Code for plc function objects.</text:p>
          </table:table-cell>
        </table:table-row>
        <table:table-row>
          <table:covered-table-cell/>
          <table:table-cell table:style-name="Table14.A2" office:value-type="string">
            <text:p text:style-name="Table_20_Contents">wb</text:p>
          </table:table-cell>
          <table:table-cell table:style-name="Table14.C2" office:value-type="string">
            <text:p text:style-name="Table_20_Contents">Wb methods for various classes.</text:p>
          </table:table-cell>
        </table:table-row>
        <table:table-row>
          <table:table-cell table:style-name="Table14.A2" office:value-type="string">
            <text:p text:style-name="Table_20_Contents">wbl</text:p>
          </table:table-cell>
          <table:table-cell table:style-name="Table14.A2" office:value-type="string">
            <text:p text:style-name="Table_20_Contents">bcomp</text:p>
          </table:table-cell>
          <table:table-cell table:style-name="Table14.C2" office:value-type="string">
            <text:p text:style-name="Table_20_Contents">The classvolume BaseComponent.</text:p>
          </table:table-cell>
        </table:table-row>
        <table:table-row>
          <table:table-cell table:style-name="Table14.A2" office:value-type="string">
            <text:p text:style-name="Table_20_Contents">mmi</text:p>
          </table:table-cell>
          <table:table-cell table:style-name="Table14.A2" office:value-type="string">
            <text:p text:style-name="Table_20_Contents">bcomp</text:p>
          </table:table-cell>
          <table:table-cell table:style-name="Table14.C2" office:value-type="string">
            <text:p text:style-name="Table_20_Contents">Object graphs and graphical symbols.</text:p>
          </table:table-cell>
        </table:table-row>
        <text:soft-page-break/>
        <table:table-row>
          <table:table-cell table:style-name="Table14.A2" office:value-type="string">
            <text:p text:style-name="Table_20_Contents">doc</text:p>
          </table:table-cell>
          <table:table-cell table:style-name="Table14.A2" office:value-type="string">
            <text:p text:style-name="Table_20_Contents">orm</text:p>
          </table:table-cell>
          <table:table-cell table:style-name="Table14.C2" office:value-type="string">
            <text:p text:style-name="Table_20_Contents">Pictures to Object Reference Manual.</text:p>
          </table:table-cell>
        </table:table-row>
      </table:table>
      <text:h text:style-name="Heading_20_3" text:outline-level="3">Module Othermanu</text:h>
      <table:table table:name="Table15" table:style-name="Table15">
        <table:table-column table:style-name="Table15.A"/>
        <table:table-column table:style-name="Table15.B"/>
        <table:table-column table:style-name="Table15.C"/>
        <table:table-row>
          <table:table-cell table:style-name="Table15.A1" table:number-columns-spanned="2" office:value-type="string">
            <text:p text:style-name="Table_20_Heading">Component</text:p>
          </table:table-cell>
          <table:covered-table-cell/>
          <table:table-cell table:style-name="Table15.C1" office:value-type="string">
            <text:p text:style-name="Table_20_Heading">Description</text:p>
          </table:table-cell>
        </table:table-row>
        <table:table-row>
          <table:table-cell table:style-name="Table15.A1" office:value-type="string">
            <text:p text:style-name="Table_20_Contents">wbl</text:p>
          </table:table-cell>
          <table:table-cell table:style-name="Table15.A1" office:value-type="string">
            <text:p text:style-name="Table_20_Contents">mcomp</text:p>
          </table:table-cell>
          <table:table-cell table:style-name="Table15.C2" office:value-type="string">
            <text:p text:style-name="Table_20_Contents">The classvolume OtherManufacturer.</text:p>
          </table:table-cell>
        </table:table-row>
        <table:table-row>
          <table:table-cell table:style-name="Table15.A3" office:value-type="string">
            <text:p text:style-name="Table_20_Contents">mmi</text:p>
          </table:table-cell>
          <table:table-cell table:style-name="Table15.A3" office:value-type="string">
            <text:p text:style-name="Table_20_Contents">mcomp</text:p>
          </table:table-cell>
          <table:table-cell table:style-name="Table15.C2" office:value-type="string">
            <text:p text:style-name="Table_20_Contents">Object graphs and graphical symbols.</text:p>
          </table:table-cell>
        </table:table-row>
        <table:table-row>
          <table:table-cell table:style-name="Table15.A3" office:value-type="string">
            <text:p text:style-name="Table_20_Contents">doc</text:p>
          </table:table-cell>
          <table:table-cell table:style-name="Table15.A3" office:value-type="string">
            <text:p text:style-name="Table_20_Contents">dsh</text:p>
          </table:table-cell>
          <table:table-cell table:style-name="Table15.C2" office:value-type="string">
            <text:p text:style-name="Table_20_Contents">Datasheet for various components.</text:p>
          </table:table-cell>
        </table:table-row>
      </table:table>
      <text:h text:style-name="Heading_20_3" text:outline-level="3">Modules ABB, Siemens, Inor etc</text:h>
      <text:p text:style-name="Text_20_body">These modules for various manufacturers are designed in a similar way.</text:p>
      <table:table table:name="Table16" table:style-name="Table16">
        <table:table-column table:style-name="Table16.A"/>
        <table:table-column table:style-name="Table16.B"/>
        <table:table-column table:style-name="Table16.C"/>
        <table:table-row>
          <table:table-cell table:style-name="Table16.A1" table:number-columns-spanned="2" office:value-type="string">
            <text:p text:style-name="Table_20_Heading">Component</text:p>
          </table:table-cell>
          <table:covered-table-cell/>
          <table:table-cell table:style-name="Table16.C1" office:value-type="string">
            <text:p text:style-name="Table_20_Heading">Description</text:p>
          </table:table-cell>
        </table:table-row>
        <table:table-row>
          <table:table-cell table:style-name="Table16.A1" office:value-type="string">
            <text:p text:style-name="Table_20_Contents">wbl</text:p>
          </table:table-cell>
          <table:table-cell table:style-name="Table16.A1" office:value-type="string">
            <text:p text:style-name="Table_20_Contents">mcomp</text:p>
          </table:table-cell>
          <table:table-cell table:style-name="Table16.C2" office:value-type="string">
            <text:p text:style-name="Table_20_Contents">The classvolume for the module.</text:p>
          </table:table-cell>
        </table:table-row>
        <table:table-row>
          <table:table-cell table:style-name="Table16.A3" table:number-rows-spanned="2" office:value-type="string">
            <text:p text:style-name="Table_20_Contents">lib</text:p>
          </table:table-cell>
          <table:table-cell table:style-name="Table16.A3" office:value-type="string">
            <text:p text:style-name="Table_20_Contents">rt</text:p>
          </table:table-cell>
          <table:table-cell table:style-name="Table16.C2" office:value-type="string">
            <text:p text:style-name="Table_20_Contents">Possible I/O methods.</text:p>
          </table:table-cell>
        </table:table-row>
        <table:table-row>
          <table:covered-table-cell/>
          <table:table-cell table:style-name="Table16.A3" office:value-type="string">
            <text:p text:style-name="Table_20_Contents">wb</text:p>
          </table:table-cell>
          <table:table-cell table:style-name="Table16.C2" office:value-type="string">
            <text:p text:style-name="Table_20_Contents">Possible wb methods.</text:p>
          </table:table-cell>
        </table:table-row>
        <table:table-row>
          <table:table-cell table:style-name="Table16.A3" office:value-type="string">
            <text:p text:style-name="Table_20_Contents">mmi</text:p>
          </table:table-cell>
          <table:table-cell table:style-name="Table16.A3" office:value-type="string">
            <text:p text:style-name="Table_20_Contents">mcomp</text:p>
          </table:table-cell>
          <table:table-cell table:style-name="Table16.C2" office:value-type="string">
            <text:p text:style-name="Table_20_Contents">Object graphs and graphical symbols.</text:p>
          </table:table-cell>
        </table:table-row>
        <table:table-row>
          <table:table-cell table:style-name="Table16.A3" table:number-rows-spanned="2" office:value-type="string">
            <text:p text:style-name="Table_20_Contents">doc</text:p>
          </table:table-cell>
          <table:table-cell table:style-name="Table16.A3" office:value-type="string">
            <text:p text:style-name="Table_20_Contents">dsh</text:p>
          </table:table-cell>
          <table:table-cell table:style-name="Table16.C2" office:value-type="string">
            <text:p text:style-name="Table_20_Contents">Datasheets for various components.</text:p>
          </table:table-cell>
        </table:table-row>
        <table:table-row>
          <table:covered-table-cell/>
          <table:table-cell table:style-name="Table16.A3" office:value-type="string">
            <text:p text:style-name="Table_20_Contents">orm</text:p>
          </table:table-cell>
          <table:table-cell table:style-name="Table16.C2" office:value-type="string">
            <text:p text:style-name="Table_20_Contents">Pictures to Object Reference Manual.</text:p>
          </table:table-cell>
        </table:table-row>
      </table:table>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style:page-number="auto" fo:break-before="page"/>
      <style:text-properties fo:font-size="24pt"/>
    </style:style>
    <style:style style:name="Code" style:family="paragraph" style:parent-style-name="Text_20_body" style:next-style-name="Text_20_body" style:master-page-name="">
      <style:paragraph-properties fo:margin-top="0cm" fo:margin-bottom="0cm"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Code2" style:family="paragraph" style:parent-style-name="Text_20_body" style:class="text" style:master-page-name="">
      <style:paragraph-properties fo:margin-top="0cm" fo:margin-bottom="0cm" fo:keep-together="auto" style:page-number="auto"/>
      <style:text-properties style:font-name="Courier 10 Pitch"/>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6-04T07:08:33</meta:creation-date>
    <dc:date>2014-11-12T10:50:00</dc:date>
    <dc:language>en-US</dc:language>
    <meta:editing-cycles>203</meta:editing-cycles>
    <meta:editing-duration>PT324H16M46S</meta:editing-duration>
    <meta:document-statistic meta:table-count="17" meta:image-count="2" meta:object-count="0" meta:page-count="30" meta:paragraph-count="838" meta:word-count="7072" meta:character-count="44767"/>
    <meta:user-defined meta:name="Info 1"/>
    <meta:user-defined meta:name="Info 2"/>
    <meta:user-defined meta:name="Info 3"/>
    <meta:user-defined meta:name="Info 4"/>
  </office:meta>
</office:document-meta>
</file>